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11cm"/>
    </style:style>
    <style:style style:name="co2" style:family="table-column">
      <style:table-column-properties fo:break-before="auto" style:column-width="3.653cm"/>
    </style:style>
    <style:style style:name="co3" style:family="table-column">
      <style:table-column-properties fo:break-before="auto" style:column-width="1.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9cm"/>
    </style:style>
    <style:style style:name="co6" style:family="table-column">
      <style:table-column-properties fo:break-before="auto" style:column-width="9.574cm"/>
    </style:style>
    <style:style style:name="co7" style:family="table-column">
      <style:table-column-properties fo:break-before="auto" style:column-width="3.3cm"/>
    </style:style>
    <style:style style:name="co8" style:family="table-column">
      <style:table-column-properties fo:break-before="auto" style:column-width="1.34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3.272cm"/>
    </style:style>
    <style:style style:name="co12" style:family="table-column">
      <style:table-column-properties fo:break-before="auto" style:column-width="8.643cm"/>
    </style:style>
    <style:style style:name="co13" style:family="table-column">
      <style:table-column-properties fo:break-before="auto" style:column-width="2.547cm"/>
    </style:style>
    <style:style style:name="co14" style:family="table-column">
      <style:table-column-properties fo:break-before="auto" style:column-width="2.245cm"/>
    </style:style>
    <style:style style:name="co15" style:family="table-column">
      <style:table-column-properties fo:break-before="auto" style:column-width="4.459cm"/>
    </style:style>
    <style:style style:name="co16" style:family="table-column">
      <style:table-column-properties fo:break-before="auto" style:column-width="5.47cm"/>
    </style:style>
    <style:style style:name="co17" style:family="table-column">
      <style:table-column-properties fo:break-before="auto" style:column-width="6.309cm"/>
    </style:style>
    <style:style style:name="co18" style:family="table-column">
      <style:table-column-properties fo:break-before="auto" style:column-width="1.563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6.115cm"/>
    </style:style>
    <style:style style:name="co21" style:family="table-column">
      <style:table-column-properties fo:break-before="auto" style:column-width="8.645cm"/>
    </style:style>
    <style:style style:name="co22" style:family="table-column">
      <style:table-column-properties fo:break-before="auto" style:column-width="8.366cm"/>
    </style:style>
    <style:style style:name="co23" style:family="table-column">
      <style:table-column-properties fo:break-before="auto" style:column-width="1.794cm"/>
    </style:style>
    <style:style style:name="co24" style:family="table-column">
      <style:table-column-properties fo:break-before="auto" style:column-width="9.01cm"/>
    </style:style>
    <style:style style:name="co25" style:family="table-column">
      <style:table-column-properties fo:break-before="auto" style:column-width="7.641cm"/>
    </style:style>
    <style:style style:name="co26" style:family="table-column">
      <style:table-column-properties fo:break-before="auto" style:column-width="1.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259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176cm" fo:break-before="auto" style:use-optimal-row-height="fals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2" style:family="table-cell" style:parent-style-name="Default">
      <style:table-cell-properties fo:wrap-option="wrap"/>
    </style:style>
    <style:style style:name="ce2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15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117" style:family="table-cell" style:parent-style-name="Default" style:data-style-name="N37">
      <style:table-cell-properties fo:background-color="#000000" style:text-align-source="fix" style:repeat-content="false" fo:border="0.74pt solid #000000"/>
      <style:paragraph-properties fo:text-align="end" fo:margin-left="0cm"/>
    </style:style>
    <style:style style:name="ce116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cm"/>
    </style:style>
    <style:style style:name="ce121" style:family="table-cell" style:parent-style-name="Default" style:data-style-name="N37">
      <style:table-cell-properties fo:background-color="#000000" fo:border="0.74pt solid #000000"/>
    </style:style>
    <style:style style:name="ce120" style:family="table-cell" style:parent-style-name="Default" style:data-style-name="N37">
      <style:table-cell-properties fo:background-color="#fff1f1" fo:border="0.74pt solid #000000"/>
    </style:style>
    <style:style style:name="ce128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fff1f1" fo:border="0.74pt solid #000000"/>
    </style:style>
    <style:style style:name="ce136" style:family="table-cell" style:parent-style-name="Default">
      <style:table-cell-properties fo:background-color="#000000" fo:border="0.74pt solid #000000"/>
    </style:style>
    <style:style style:name="ce133" style:family="table-cell" style:parent-style-name="Default">
      <style:table-cell-properties fo:background-color="#fff1f1" fo:border="0.74pt solid #000000"/>
    </style:style>
    <style:style style:name="ce141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end" fo:margin-left="0cm"/>
    </style:style>
    <style:style style:name="ce119" style:family="table-cell" style:parent-style-name="Default" style:data-style-name="N37">
      <style:table-cell-properties fo:background-color="#eefef1" fo:border="0.74pt solid #000000"/>
    </style:style>
    <style:style style:name="ce122" style:family="table-cell" style:parent-style-name="Default" style:data-style-name="N37">
      <style:table-cell-properties fo:background-color="#e8f2a1" fo:border="0.74pt solid #000000"/>
    </style:style>
    <style:style style:name="ce123" style:family="table-cell" style:parent-style-name="Default" style:data-style-name="N37">
      <style:table-cell-properties fo:background-color="#e8f2a1" style:text-align-source="fix" style:repeat-content="false" fo:border="0.74pt solid #000000"/>
      <style:paragraph-properties fo:text-align="start" fo:margin-left="0cm"/>
    </style:style>
    <style:style style:name="ce12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start" fo:margin-left="0cm"/>
    </style:style>
    <style:style style:name="ce125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126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127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130" style:family="table-cell" style:parent-style-name="Default" style:data-style-name="N0">
      <style:table-cell-properties fo:background-color="#e8f2a1" fo:border="0.74pt solid #000000"/>
    </style:style>
    <style:style style:name="ce131" style:family="table-cell" style:parent-style-name="Default" style:data-style-name="N0">
      <style:table-cell-properties fo:background-color="#ffffd7" fo:border="0.74pt solid #000000"/>
    </style:style>
    <style:style style:name="ce132" style:family="table-cell" style:parent-style-name="Default" style:data-style-name="N0">
      <style:table-cell-properties fo:background-color="#eefef1" fo:border="0.74pt solid #000000"/>
    </style:style>
    <style:style style:name="ce134" style:family="table-cell" style:parent-style-name="Default" style:data-style-name="N0">
      <style:table-cell-properties fo:background-color="#000000" fo:border="0.74pt solid #000000"/>
    </style:style>
    <style:style style:name="ce135" style:family="table-cell" style:parent-style-name="Default">
      <style:table-cell-properties fo:background-color="#eefef1" fo:border="0.74pt solid #000000"/>
    </style:style>
    <style:style style:name="ce138" style:family="table-cell" style:parent-style-name="Default">
      <style:table-cell-properties fo:background-color="#e8f2a1" fo:border="0.74pt solid #000000"/>
    </style:style>
    <style:style style:name="ce4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4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0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 style:data-style-name="N0">
      <style:table-cell-properties fo:background-color="#ffff99" fo:border="0.74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9900" fo:wrap-option="wrap" fo:border="0.74pt solid #000000"/>
      <style:text-properties fo:font-weight="bold" style:font-weight-asian="bold" style:font-weight-complex="bold"/>
    </style:style>
    <style:style style:name="ce160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end" fo:margin-left="0cm"/>
    </style:style>
    <style:style style:name="ce161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end" fo:margin-left="0cm"/>
    </style:style>
    <style:style style:name="ce162" style:family="table-cell" style:parent-style-name="Default" style:data-style-name="N37">
      <style:table-cell-properties fo:background-color="#e8f2a1" fo:wrap-option="wrap" fo:border="0.74pt solid #000000"/>
    </style:style>
    <style:style style:name="ce163" style:family="table-cell" style:parent-style-name="Default" style:data-style-name="N37">
      <style:table-cell-properties fo:background-color="#e8f2a1" style:text-align-source="fix" style:repeat-content="false" fo:wrap-option="wrap" fo:border="0.74pt solid #000000"/>
      <style:paragraph-properties fo:text-align="start" fo:margin-left="0cm"/>
    </style:style>
    <style:style style:name="ce164" style:family="table-cell" style:parent-style-name="Default" style:data-style-name="N37">
      <style:table-cell-properties fo:background-color="#fff1f1" style:text-align-source="fix" style:repeat-content="false" fo:wrap-option="wrap" fo:border="0.74pt solid #000000"/>
      <style:paragraph-properties fo:text-align="start" fo:margin-left="0cm"/>
    </style:style>
    <style:style style:name="ce165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e8f2a1" fo:wrap-option="wrap" fo:border="0.74pt solid #000000"/>
    </style:style>
    <style:style style:name="ce167" style:family="table-cell" style:parent-style-name="Default">
      <style:table-cell-properties fo:background-color="#ffffd7" fo:wrap-option="wrap" fo:border="0.74pt solid #000000"/>
    </style:style>
    <style:style style:name="ce168" style:family="table-cell" style:parent-style-name="Default">
      <style:table-cell-properties fo:background-color="#ffffd7" fo:border="0.74pt solid #000000"/>
    </style:style>
    <style:style style:name="ce169" style:family="table-cell" style:parent-style-name="Default" style:data-style-name="N0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171" style:family="table-cell" style:parent-style-name="Default">
      <style:table-cell-properties fo:background-color="#e8f2a1" fo:wrap-option="wrap" fo:border="0.74pt solid #000000"/>
    </style:style>
    <style:style style:name="ce1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3333" fo:wrap-option="wrap" fo:border="0.74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81d41a"/>
    </style:style>
    <style:style style:name="ce17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 style:data-style-name="N37"/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262626" style:font-name="Verdana" fo:language="none" fo:country="none" style:font-name-asian="Verdana" style:language-asian="none" style:country-asian="none" style:font-name-complex="Verdana" style:language-complex="none" style:country-complex="none"/>
    </style:style>
    <style:style style:name="ce75" style:family="table-cell" style:parent-style-name="Default">
      <style:text-properties fo:color="#000000" style:font-name="Verdana" fo:language="none" fo:country="none" style:font-name-asian="Verdana" style:language-asian="none" style:country-asian="none" style:font-name-complex="Verdana" style:language-complex="none" style:country-complex="none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8" style:family="table-cell" style:parent-style-name="Default">
      <style:table-cell-properties fo:wrap-option="wrap" fo:border="0.06pt solid #000000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font-name-asian="Arial Unicode MS" style:font-name-complex="Arial Unicode MS"/>
    </style:style>
    <style:style style:name="T3" style:family="text">
      <style:text-properties style:font-name-asian="Arial Unicode MS" style:font-name-complex="Arial Unicode M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Débits_2023" table:style-name="ta1">
        <office:forms form:automatic-focus="false" form:apply-design-mode="false"/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6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Achats de marchandises (équipement tablette)</text:p>
          </table:table-cell>
          <table:table-cell table:style-name="ce17" office:value-type="float" office:value="-50" calcext:value-type="float">
            <text:p>-50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Assurance</text:p>
          </table:table-cell>
          <table:table-cell table:style-name="ce18" office:value-type="float" office:value="-50.02" calcext:value-type="float">
            <text:p>-50,02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8" office:value-type="float" office:value="-78.32" calcext:value-type="float">
            <text:p>-78,32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Cotisation Ecopole, Ecosolies, LaGalerieDuZeroDechet</text:p>
          </table:table-cell>
          <table:table-cell table:style-name="ce18" office:value-type="float" office:value="-35" calcext:value-type="float">
            <text:p>-35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Frais bancaire</text:p>
          </table:table-cell>
          <table:table-cell table:style-name="ce18" office:value-type="float" office:value="-42.76" calcext:value-type="float">
            <text:p>-42,76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(vide)</text:p>
          </table:table-cell>
          <table:table-cell table:style-name="ce19"/>
          <table:table-cell table:number-columns-repeated="12"/>
        </table:table-row>
        <table:table-row table:style-name="ro1">
          <table:table-cell table:style-name="ce15" office:value-type="string" calcext:value-type="string">
            <text:p>Total Résultat</text:p>
          </table:table-cell>
          <table:table-cell table:style-name="ce20" office:value-type="float" office:value="-256.1" calcext:value-type="float">
            <text:p>-256,1</text:p>
          </table:table-cell>
          <table:table-cell table:number-columns-repeated="12"/>
        </table:table-row>
        <table:table-row table:style-name="ro1" table:number-rows-repeated="14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_2023" table:style-name="ta1">
        <office:forms form:automatic-focus="false" form:apply-design-mode="false"/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6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(vide)</text:p>
          </table:table-cell>
          <table:table-cell table:style-name="ce22"/>
          <table:table-cell table:number-columns-repeated="62"/>
        </table:table-row>
        <table:table-row table:style-name="ro1">
          <table:table-cell table:style-name="ce15" office:value-type="string" calcext:value-type="string">
            <text:p>Total Résultat</text:p>
          </table:table-cell>
          <table:table-cell table:style-name="ce23"/>
          <table:table-cell table:number-columns-repeated="62"/>
        </table:table-row>
        <table:table-row table:style-name="ro1" table:number-rows-repeated="8">
          <table:table-cell table:style-name="Default" table:number-columns-repeated="2"/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gnes bancaires_2023" table:style-name="ta1">
        <office:forms form:automatic-focus="false" form:apply-design-mode="false"/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/>
        </table:table-row>
        <table:table-row table:style-name="ro1">
          <table:table-cell table:style-name="ce115" table:number-columns-repeated="6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04-10" calcext:value-type="date">
            <text:p>10/04/23</text:p>
          </table:table-cell>
          <table:table-cell office:value-type="string" calcext:value-type="string">
            <text:p>FACTURE SGT2336184000404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3-03-26" calcext:value-type="date">
            <text:p>26/03/23</text:p>
          </table:table-cell>
          <table:table-cell office:value-type="string" calcext:value-type="string">
            <text:p>REMBOURSEMENT PRET LGZD VU30853M0VF9PL01 </text:p>
          </table:table-cell>
          <table:table-cell table:number-columns-repeated="2"/>
          <table:table-cell office:value-type="string" calcext:value-type="string">
            <text:p>Prêt 1000</text:p>
          </table:table-cell>
          <table:table-cell office:value-type="string" calcext:value-type="string">
            <text:p>Remboursement 1000</text:p>
          </table:table-cell>
          <table:table-cell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ACHAT MACHINE A COUDRE 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Achats de marchandises (équipement tablette)</text:p>
          </table:table-cell>
          <table:table-cell table:number-columns-repeated="2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table:number-columns-repeated="2"/>
        </table:table-row>
        <table:table-row table:style-name="ro1">
          <table:table-cell office:value-type="date" office:date-value="2023-03-10" calcext:value-type="date">
            <text:p>10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3-02-04" calcext:value-type="date">
            <text:p>04/02/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/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5"/>
          <table:table-cell table:style-name="ce120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1:.C45])" office:value-type="float" office:value="0" calcext:value-type="float">
            <text:p>0</text:p>
          </table:table-cell>
          <table:table-cell table:style-name="ce128" table:formula="of:=SUM([.D1:.D45])" office:value-type="float" office:value="-256.1" calcext:value-type="float">
            <text:p>-256,1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46]+[.D46]" office:value-type="float" office:value="706.36" calcext:value-type="float">
            <text:p>706,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Lignes bancaires" table:style-name="ta1">
        <office:forms form:automatic-focus="false" form:apply-design-mode="false"/>
        <table:table-column table:style-name="co11" table:default-cell-style-name="ce116"/>
        <table:table-column table:style-name="co12" table:default-cell-style-name="ce120"/>
        <table:table-column table:style-name="co13" table:default-cell-style-name="ce129"/>
        <table:table-column table:style-name="co14" table:default-cell-style-name="ce133"/>
        <table:table-column table:style-name="co15" table:default-cell-style-name="ce133"/>
        <table:table-column table:style-name="co16" table:default-cell-style-name="ce133"/>
        <table:table-column table:style-name="co4" table:default-cell-style-name="Default"/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/>
        </table:table-row>
        <table:table-row table:style-name="ro1">
          <table:table-cell table:style-name="ce115" table:number-columns-repeated="6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 table:number-columns-repeated="2"/>
          <table:table-cell office:value-type="string" calcext:value-type="string">
            <text:p>Prêt 1000</text:p>
          </table:table-cell>
          <table:table-cell table:number-columns-repeated="2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 table:number-columns-repeated="2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number-columns-repeated="2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 table:number-columns-repeated="2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 table:number-columns-repeated="2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/>
        </table:table-row>
        <table:table-row table:style-name="ro3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8" office:value-type="date" office:date-value="2020-12-30" calcext:value-type="date">
            <text:p>30/12/20</text:p>
          </table:table-cell>
          <table:table-cell table:style-name="ce122" office:value-type="string" calcext:value-type="string">
            <text:p>VIR TRESORERIE NANTES MUNICI</text:p>
            <text:p>160440190844002020-12-2848335</text:p>
            <text:p>F.20200000000000000002-03FB:FOURNIT</text:p>
            <text:p>URE,MAJ ET PUBL FB:FOURNITURE,MAJ E </text:p>
          </table:table-cell>
          <table:table-cell table:style-name="ce130" office:value-type="float" office:value="1000" calcext:value-type="float">
            <text:p>1000</text:p>
          </table:table-cell>
          <table:table-cell table:style-name="ce138"/>
          <table:table-cell table:style-name="ce138" office:value-type="string" calcext:value-type="string">
            <text:p>Prestation de service Données Réemploi</text:p>
          </table:table-cell>
          <table:table-cell table:style-name="ce138" office:value-type="string" calcext:value-type="string">
            <text:p>Mise à disposition de données (réemploi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21" calcext:value-type="date">
            <text:p>21/12/20</text:p>
          </table:table-cell>
          <table:table-cell table:style-name="ce122" office:value-type="string" calcext:value-type="string">
            <text:p>VIR INST SAS TERITORIO</text:p>
          </table:table-cell>
          <table:table-cell table:style-name="ce130" office:value-type="float" office:value="1500" calcext:value-type="float">
            <text:p>1500</text:p>
          </table:table-cell>
          <table:table-cell table:style-name="ce138"/>
          <table:table-cell table:style-name="ce138" office:value-type="string" calcext:value-type="string">
            <text:p>Prestation de service OpenStreetMap (projet GoGoESS)</text:p>
          </table:table-cell>
          <table:table-cell table:style-name="ce138" office:value-type="string" calcext:value-type="string">
            <text:p>Expertise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4" calcext:value-type="date">
            <text:p>04/12/20</text:p>
          </table:table-cell>
          <table:table-cell table:style-name="ce122" office:value-type="string" calcext:value-type="string">
            <text:p>PAIEMENT CB 0312 AMIENS CARTOUCHE CLUB</text:p>
          </table:table-cell>
          <table:table-cell table:style-name="ce122"/>
          <table:table-cell table:style-name="ce138" office:value-type="float" office:value="-181.73" calcext:value-type="float">
            <text:p>-181,73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PAIEMENT CB APPLE</text:p>
          </table:table-cell>
          <table:table-cell table:style-name="ce122"/>
          <table:table-cell table:style-name="ce138" office:value-type="float" office:value="-99" calcext:value-type="float">
            <text:p>-99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ACER BATTERIE 22,57 WH</text:p>
          </table:table-cell>
          <table:table-cell table:style-name="ce122"/>
          <table:table-cell table:style-name="ce138" office:value-type="float" office:value="-68.62" calcext:value-type="float">
            <text:p>-68,62</text:p>
          </table:table-cell>
          <table:table-cell table:style-name="ce138" office:value-type="string" calcext:value-type="string">
            <text:p>Achats de marchandises</text:p>
          </table:table-cell>
          <table:table-cell table:style-name="ce138" office:value-type="string" calcext:value-type="string">
            <text:p>Batterie pour la tablet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Vir OVH MIEUXTRIERANANTES.FR FACT</text:p>
          </table:table-cell>
          <table:table-cell table:style-name="ce122"/>
          <table:table-cell table:style-name="ce138" office:value-type="float" office:value="-142.82" calcext:value-type="float">
            <text:p>-142,82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8" calcext:value-type="date">
            <text:p>08/10/20</text:p>
          </table:table-cell>
          <table:table-cell table:style-name="ce122" office:value-type="string" calcext:value-type="string">
            <text:p>Remboursement Virement Christian Renoulin</text:p>
          </table:table-cell>
          <table:table-cell table:style-name="ce130"/>
          <table:table-cell table:style-name="ce138" office:value-type="float" office:value="-100" calcext:value-type="float">
            <text:p>-100</text:p>
          </table:table-cell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20" calcext:value-type="date">
            <text:p>20/08/20</text:p>
          </table:table-cell>
          <table:table-cell table:style-name="ce122" office:value-type="string" calcext:value-type="string">
            <text:p>Vir Mieux trier à Nantes</text:p>
          </table:table-cell>
          <table:table-cell table:style-name="ce130" office:value-type="float" office:value="1319.08" calcext:value-type="float">
            <text:p>1319,08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30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2" office:value-type="string" calcext:value-type="string">
            <text:p>Associa 3 IA7029350.</text:p>
          </table:table-cell>
          <table:table-cell table:style-name="ce130"/>
          <table:table-cell table:style-name="ce138" office:value-type="float" office:value="-83.8" calcext:value-type="float">
            <text:p>-83,8</text:p>
          </table:table-cell>
          <table:table-cell table:style-name="ce138" office:value-type="string" calcext:value-type="string">
            <text:p>Assurance</text:p>
          </table:table-cell>
          <table:table-cell table:style-name="ce138" office:value-type="string" calcext:value-type="string">
            <text:p>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8-03" calcext:value-type="date">
            <text:p>03/08/20</text:p>
          </table:table-cell>
          <table:table-cell table:style-name="ce123" office:value-type="string" calcext:value-type="string">
            <text:p>Virement Christian Renoulin</text:p>
          </table:table-cell>
          <table:table-cell table:style-name="ce130" office:value-type="float" office:value="100" calcext:value-type="float">
            <text:p>100</text:p>
          </table:table-cell>
          <table:table-cell table:style-name="ce138"/>
          <table:table-cell table:style-name="ce138" office:value-type="string" calcext:value-type="string">
            <text:p>Transfert banque</text:p>
          </table:table-cell>
          <table:table-cell table:style-name="ce138" office:value-type="string" calcext:value-type="string">
            <text:p>Christian : pour éviter un découvert sur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30"/>
          <table:table-cell table:style-name="ce13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8-20" calcext:value-type="date">
            <text:p>20/08/20</text:p>
          </table:table-cell>
          <table:table-cell table:style-name="ce124" office:value-type="string" calcext:value-type="string">
            <text:p>Vir Mieux trier à Nantes</text:p>
          </table:table-cell>
          <table:table-cell table:style-name="ce131"/>
          <table:table-cell table:style-name="ce131" office:value-type="float" office:value="-1319.08" calcext:value-type="float">
            <text:p>-1319,08</text:p>
          </table:table-cell>
          <table:table-cell table:style-name="ce124" office:value-type="string" calcext:value-type="string">
            <text:p>Transfert banque</text:p>
          </table:table-cell>
          <table:table-cell table:style-name="ce124" office:value-type="string" calcext:value-type="string">
            <text:p>Transfert de La Banque Postale vers Crédit Mutuel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31" calcext:value-type="date">
            <text:p>31/07/20</text:p>
          </table:table-cell>
          <table:table-cell table:style-name="ce124" office:value-type="string" calcext:value-type="string">
            <text:p>Frais de tenue de compte</text:p>
          </table:table-cell>
          <table:table-cell table:style-name="ce131"/>
          <table:table-cell table:style-name="ce131" office:value-type="float" office:value="-90" calcext:value-type="float">
            <text:p>-90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Frais bancaire (résiliation La Banque Postale)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12" calcext:value-type="date">
            <text:p>12/06/20</text:p>
          </table:table-cell>
          <table:table-cell table:style-name="ce124" office:value-type="string" calcext:value-type="string">
            <text:p>CHEQUE N° 8761021</text:p>
          </table:table-cell>
          <table:table-cell table:style-name="ce131"/>
          <table:table-cell table:style-name="ce131" office:value-type="float" office:value="-59.1" calcext:value-type="float">
            <text:p>-59,1</text:p>
          </table:table-cell>
          <table:table-cell table:style-name="ce124" office:value-type="string" calcext:value-type="string">
            <text:p>Restaurant</text:p>
          </table:table-cell>
          <table:table-cell table:style-name="ce124" office:value-type="string" calcext:value-type="string">
            <text:p>Repas crêperie 5 personn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6-05" calcext:value-type="date">
            <text:p>05/06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4000" calcext:value-type="float">
            <text:p>-40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31" office:value-type="float" office:value="5" calcext:value-type="float">
            <text:p>5</text:p>
          </table:table-cell>
          <table:table-cell table:style-name="ce131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0</text:p>
          </table:table-cell>
          <table:table-cell table:style-name="ce131"/>
          <table:table-cell table:style-name="ce131" office:value-type="float" office:value="-112.9" calcext:value-type="float">
            <text:p>-112,9</text:p>
          </table:table-cell>
          <table:table-cell table:style-name="ce124" office:value-type="string" calcext:value-type="string">
            <text:p>Achats de marchandises</text:p>
          </table:table-cell>
          <table:table-cell table:style-name="ce124" office:value-type="string" calcext:value-type="string">
            <text:p>Conception du jeu : Cat’s Family illust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5-05" calcext:value-type="date">
            <text:p>05/05/20</text:p>
          </table:table-cell>
          <table:table-cell table:style-name="ce124" office:value-type="string" calcext:value-type="string">
            <text:p>CHEQUE N° 8761022</text:p>
          </table:table-cell>
          <table:table-cell table:style-name="ce131"/>
          <table:table-cell table:style-name="ce131" office:value-type="float" office:value="-1500" calcext:value-type="float">
            <text:p>-1500</text:p>
          </table:table-cell>
          <table:table-cell table:style-name="ce124" office:value-type="string" calcext:value-type="string">
            <text:p>Achats d'études et prestations de services Baludik</text:p>
          </table:table-cell>
          <table:table-cell table:style-name="ce124" office:value-type="string" calcext:value-type="string">
            <text:p>Baludik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31"/>
          <table:table-cell table:style-name="ce131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6" calcext:value-type="date">
            <text:p>16/01/20</text:p>
          </table:table-cell>
          <table:table-cell table:style-name="ce124" office:value-type="string" calcext:value-type="string">
            <text:p>VIREMENT DE TRESORERIE NANTES MU IPALE </text:p>
          </table:table-cell>
          <table:table-cell table:style-name="ce131" office:value-type="float" office:value="702" calcext:value-type="float">
            <text:p>702</text:p>
          </table:table-cell>
          <table:table-cell table:style-name="ce131"/>
          <table:table-cell table:style-name="ce124" office:value-type="string" calcext:value-type="string">
            <text:p>Prestation de service Appli Nantes Métropole</text:p>
          </table:table-cell>
          <table:table-cell table:style-name="ce124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17"/>
          <table:table-cell table:style-name="ce121" table:number-columns-repeated="2"/>
          <table:table-cell table:style-name="ce136"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 table:style-name="ce120"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 table:style-name="ce120"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 table:style-name="ce120"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 table:style-name="ce120"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 table:style-name="ce120"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 table:style-name="ce120"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0-01-17" calcext:value-type="date">
            <text:p>17/01/20</text:p>
          </table:table-cell>
          <table:table-cell office:value-type="string" calcext:value-type="string">
            <text:p>Cotisation Adispo Asso Classic <text:s text:c="3"/>19,50 EUR <text:s text:c="22"/>TVA= 0,00 %- MT HT= <text:s text:c="4"/>19,50EUR</text:p>
          </table:table-cell>
          <table:table-cell table:style-name="ce120"/>
          <table:table-cell office:value-type="float" office:value="-19.5" calcext:value-type="float">
            <text:p>-19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20-01-16" calcext:value-type="date">
            <text:p>16/01/20</text:p>
          </table:table-cell>
          <table:table-cell table:style-name="ce119" office:value-type="string" calcext:value-type="string">
            <text:p>VIREMENT DE TRESORERIE NANTES MU IPALE <text:s text:c="27"/>160440190844072020-01-145280 <text:s text:c="4"/>FAC F2019-183S/TRAIT.ECOPOLE OPE</text:p>
          </table:table-cell>
          <table:table-cell table:style-name="ce132" office:value-type="float" office:value="702" calcext:value-type="float">
            <text:p>702</text:p>
          </table:table-cell>
          <table:table-cell table:style-name="ce132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 table:style-name="ce120"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table:style-name="ce121" table:number-columns-repeated="2"/>
          <table:table-cell table:style-name="ce134"/>
          <table:table-cell table:style-name="ce121"/>
          <table:table-cell table:style-name="ce136" table:number-columns-repeated="2"/>
          <table:table-cell/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 table:style-name="ce120"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 table:style-name="ce120"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 table:style-name="ce120"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 table:style-name="ce120"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 table:style-name="ce120"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 table:style-name="ce120"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table:style-name="ce120"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 table:style-name="ce120"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 table:style-name="ce120"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 table:style-name="ce120"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 table:style-name="ce12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 table:style-name="ce120"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<text:span text:style-name="T2">VIREMENT DE MLE VANESSA VIAVANT  VU80442H51S3HD01</text:span></text:p>
            <text:p><text:span text:style-name="T2">COTISATION2018 </text:span></text:p>
            <text:p><text:span text:style-name="T2">REFERENCE : 0190044800156001 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<text:span text:style-name="T2">VIREMENT DE MR    WEBER OU ME CA IA</text:span></text:p>
            <text:p><text:span text:style-name="T2">Adhesion asso</text:span></text:p>
            <text:p><text:span text:style-name="T2">REFERENCE : 0190029800164022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<text:span text:style-name="T3">VIREMENT DE MR JAURY ANTOINE</text:span></text:p>
            <text:p><text:span text:style-name="T3">COTISATION 2018 ANTOINE JAURY</text:span></text:p>
            <text:p><text:span text:style-name="T3">REFERENCE : 0190029800028008</text:span>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  <table:table-cell office:value-type="string" calcext:value-type="string">
            <text:p><text:s/></text:p>
          </table:table-cell>
        </table:table-row>
        <table:table-row table:style-name="ro7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1:.C132])" office:value-type="float" office:value="17944.77" calcext:value-type="float">
            <text:p>17944,77</text:p>
          </table:table-cell>
          <table:table-cell table:style-name="ce128" table:formula="of:=SUM([.D1:.D132])" office:value-type="float" office:value="-15568.49" calcext:value-type="float">
            <text:p>-15568,49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133]+[.D133]" office:value-type="float" office:value="3338.74000000001" calcext:value-type="float">
            <text:p>3338,740000000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  <table:table-row table:style-name="ro1">
          <table:table-cell table:style-name="Default" table:number-columns-repeated="6"/>
          <table:table-cell office:value-type="string" calcext:value-type="string">
            <text:p><text:s/>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8.2cm" svg:height="10.237cm" svg:x="16.386cm" svg:y="0.042c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6" office:value-type="string" calcext:value-type="string">
            <text:p>Somme - Débit (€)</text:p>
          </table:table-cell>
          <table:table-cell table:number-columns-repeated="12"/>
        </table:table-row>
        <table:table-row table:style-name="ro1">
          <table:table-cell table:style-name="ce13" office:value-type="string" calcext:value-type="string">
            <text:p>Assurance</text:p>
          </table:table-cell>
          <table:table-cell table:style-name="ce17" office:value-type="float" office:value="-204.95" calcext:value-type="float">
            <text:p>-204,95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8" office:value-type="float" office:value="-129.63" calcext:value-type="float">
            <text:p>-129,63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Cotisation Ecopole, Ecosolies, LaGalerieDuZeroDechet</text:p>
          </table:table-cell>
          <table:table-cell table:style-name="ce18" office:value-type="float" office:value="-165" calcext:value-type="float">
            <text:p>-165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Don</text:p>
          </table:table-cell>
          <table:table-cell table:style-name="ce18" office:value-type="float" office:value="-400" calcext:value-type="float">
            <text:p>-400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Frais bancaire</text:p>
          </table:table-cell>
          <table:table-cell table:style-name="ce18" office:value-type="float" office:value="-127.72" calcext:value-type="float">
            <text:p>-127,72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Frais de colloques, séminaires, conférences</text:p>
          </table:table-cell>
          <table:table-cell table:style-name="ce18" office:value-type="float" office:value="-10" calcext:value-type="float">
            <text:p>-10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Prestation de service Ecopole</text:p>
          </table:table-cell>
          <table:table-cell table:style-name="ce48"/>
          <table:table-cell table:number-columns-repeated="12"/>
        </table:table-row>
        <table:table-row table:style-name="ro1">
          <table:table-cell table:style-name="ce14" office:value-type="string" calcext:value-type="string">
            <text:p>Prêt 1000</text:p>
          </table:table-cell>
          <table:table-cell table:style-name="ce48"/>
          <table:table-cell table:number-columns-repeated="12"/>
        </table:table-row>
        <table:table-row table:style-name="ro1">
          <table:table-cell table:style-name="ce14" office:value-type="string" calcext:value-type="string">
            <text:p>Restaurant des bénévoles</text:p>
          </table:table-cell>
          <table:table-cell table:style-name="ce18" office:value-type="float" office:value="-14" calcext:value-type="float">
            <text:p>-14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(vide)</text:p>
          </table:table-cell>
          <table:table-cell table:style-name="ce49" office:value-type="float" office:value="-17.31" calcext:value-type="float">
            <text:p>-17,31</text:p>
          </table:table-cell>
          <table:table-cell table:number-columns-repeated="12"/>
        </table:table-row>
        <table:table-row table:style-name="ro1">
          <table:table-cell table:style-name="ce15" office:value-type="string" calcext:value-type="string">
            <text:p>Total Résultat</text:p>
          </table:table-cell>
          <table:table-cell table:style-name="ce20" office:value-type="float" office:value="-1068.61" calcext:value-type="float">
            <text:p>-1068,61</text:p>
          </table:table-cell>
          <table:table-cell table:number-columns-repeated="12"/>
        </table:table-row>
        <table:table-row table:style-name="ro1" table:number-rows-repeated="10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2"/>
          <table:table-cell table:style-name="ce152" table:number-columns-repeated="12"/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.256cm" svg:height="8.577cm" svg:x="13.433cm" svg:y="0.198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152"/>
        <table:table-column table:style-name="co7" table:default-cell-style-name="ce152"/>
        <table:table-column table:style-name="co8" table:default-cell-style-name="ce152"/>
        <table:table-column table:style-name="co4" table:number-columns-repeated="7" table:default-cell-style-name="ce152"/>
        <table:table-column table:style-name="co9" table:default-cell-style-name="ce152"/>
        <table:table-column table:style-name="co10" table:default-cell-style-name="ce152"/>
        <table:table-column table:style-name="co4" table:number-columns-repeated="52" table:default-cell-style-name="ce152"/>
        <table:table-row table:style-name="ro1">
          <table:table-cell table:style-name="ce5" office:value-type="string" calcext:value-type="string">
            <text:p>Qualification</text:p>
          </table:table-cell>
          <table:table-cell table:style-name="ce16" office:value-type="string" calcext:value-type="string">
            <text:p>Somme - Crédit (€)</text:p>
          </table:table-cell>
          <table:table-cell table:number-columns-repeated="62"/>
        </table:table-row>
        <table:table-row table:style-name="ro1">
          <table:table-cell table:style-name="ce13" office:value-type="string" calcext:value-type="string">
            <text:p>Don</text:p>
          </table:table-cell>
          <table:table-cell table:style-name="ce50"/>
          <table:table-cell table:number-columns-repeated="62"/>
        </table:table-row>
        <table:table-row table:style-name="ro1">
          <table:table-cell table:style-name="ce14" office:value-type="string" calcext:value-type="string">
            <text:p>Prestation de service Ecopole</text:p>
          </table:table-cell>
          <table:table-cell table:style-name="ce49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>
          <table:table-cell table:style-name="ce15" office:value-type="string" calcext:value-type="string">
            <text:p>Total Résultat</text:p>
          </table:table-cell>
          <table:table-cell table:style-name="ce20" office:value-type="float" office:value="341.97" calcext:value-type="float">
            <text:p>341,97</text:p>
          </table:table-cell>
          <table:table-cell table:number-columns-repeated="62"/>
        </table:table-row>
        <table:table-row table:style-name="ro1" table:number-rows-repeated="7">
          <table:table-cell table:style-name="Default" table:number-columns-repeated="2"/>
          <table:table-cell table:number-columns-repeated="62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18" table:style-name="ta1" table:print-ranges="'Synthèse 2018'.A1:'Synthèse 2018'.F33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table:style-name="ce119" office:value-type="string" calcext:value-type="string">
            <text:p>20/12/2018</text:p>
          </table:table-cell>
          <table:table-cell table:style-name="ce119" office:value-type="string" calcext:value-type="string">
            <text:p>VIREMENT DE TRESORERIE NANTES MU IPALE 160440190100002018-12-1844348 F.2018-07-04/12/2018ENRICHISSEME</text:p>
          </table:table-cell>
          <table:table-cell table:style-name="ce132" office:value-type="float" office:value="2000" calcext:value-type="float">
            <text:p>2000</text:p>
          </table:table-cell>
          <table:table-cell table:style-name="ce119"/>
          <table:table-cell table:style-name="ce135" office:value-type="string" calcext:value-type="string">
            <text:p>Prestation de service</text:p>
          </table:table-cell>
          <table:table-cell table:style-name="ce119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125" office:value-type="string" calcext:value-type="string">
            <text:p>CHEQUE N° 6566029 <text:s text:c="14"/></text:p>
          </table:table-cell>
          <table:table-cell table:style-name="ce133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119" office:value-type="date" office:date-value="2018-08-09" calcext:value-type="date">
            <text:p>09/08/18</text:p>
          </table:table-cell>
          <table:table-cell table:style-name="ce126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135" office:value-type="float" office:value="833.33" calcext:value-type="float">
            <text:p>833,33</text:p>
          </table:table-cell>
          <table:table-cell table:style-name="ce135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125" office:value-type="string" calcext:value-type="string">
            <text:p>CHEQUE N° 6566030</text:p>
          </table:table-cell>
          <table:table-cell table:style-name="ce133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120" office:value-type="date" office:date-value="2018-07-03" calcext:value-type="date">
            <text:p>03/07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119" office:value-type="date" office:date-value="2018-06-07" calcext:value-type="date">
            <text:p>07/06/18</text:p>
          </table:table-cell>
          <table:table-cell table:style-name="ce126" office:value-type="string" calcext:value-type="string">
            <text:p>REMISE DE CHEQUES DU 06/06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?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HEQUE N° 6566026</text:p>
          </table:table-cell>
          <table:table-cell table:style-name="ce133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120" office:value-type="date" office:date-value="2018-04-04" calcext:value-type="date">
            <text:p>04/04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8-03-30" calcext:value-type="date">
            <text:p>30/03/18</text:p>
          </table:table-cell>
          <table:table-cell table:style-name="ce125" office:value-type="string" calcext:value-type="string">
            <text:p>REMISE DE CHEQUES DU 29/03/2018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 Oasis Environement</text:p>
          </table:table-cell>
        </table:table-row>
        <table:table-row table:style-name="ro1">
          <table:table-cell table:style-name="ce120" office:value-type="date" office:date-value="2018-03-28" calcext:value-type="date">
            <text:p>28/03/18</text:p>
          </table:table-cell>
          <table:table-cell table:style-name="ce125" office:value-type="string" calcext:value-type="string">
            <text:p>CHEQUE N° 6566028</text:p>
          </table:table-cell>
          <table:table-cell table:style-name="ce133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120" office:value-type="date" office:date-value="2018-03-13" calcext:value-type="date">
            <text:p>13/03/18</text:p>
          </table:table-cell>
          <table:table-cell table:style-name="ce125" office:value-type="string" calcext:value-type="string">
            <text:p>CHEQUE N° 6566027</text:p>
          </table:table-cell>
          <table:table-cell table:style-name="ce133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119" office:value-type="date" office:date-value="2018-02-14" calcext:value-type="date">
            <text:p>14/02/18</text:p>
          </table:table-cell>
          <table:table-cell table:style-name="ce126" office:value-type="string" calcext:value-type="string">
            <text:p>VIREMENT DE MLE VANESSA VIAVANT <text:s/>VU80442H51S3HD01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Vanessa</text:p>
          </table:table-cell>
        </table:table-row>
        <table:table-row table:style-name="ro1">
          <table:table-cell table:style-name="ce119" office:value-type="date" office:date-value="2018-01-30" calcext:value-type="date">
            <text:p>30/01/18</text:p>
          </table:table-cell>
          <table:table-cell table:style-name="ce126" office:value-type="string" calcext:value-type="string">
            <text:p>VIREMENT DE MR <text:s text:c="3"/>WEBER OU ME CA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Matthieu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6" office:value-type="string" calcext:value-type="string">
            <text:p>VIREMENT DE MR JAURY ANTOINE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Antoine</text:p>
          </table:table-cell>
        </table:table-row>
        <table:table-row table:style-name="ro1">
          <table:table-cell table:style-name="ce119" office:value-type="date" office:date-value="2018-01-29" calcext:value-type="date">
            <text:p>29/01/18</text:p>
          </table:table-cell>
          <table:table-cell table:style-name="ce127" office:value-type="string" calcext:value-type="string">
            <text:p>VIREMENT DE ROBIN CAROFF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Robin</text:p>
          </table:table-cell>
        </table:table-row>
        <table:table-row table:style-name="ro1">
          <table:table-cell table:style-name="ce119" office:value-type="date" office:date-value="2018-01-22" calcext:value-type="date">
            <text:p>22/01/18</text:p>
          </table:table-cell>
          <table:table-cell table:style-name="ce127" office:value-type="string" calcext:value-type="string">
            <text:p>VIREMENT M RENOULIN CHRISTIAN</text:p>
          </table:table-cell>
          <table:table-cell table:style-name="ce135" office:value-type="float" office:value="5" calcext:value-type="float">
            <text:p>5</text:p>
          </table:table-cell>
          <table:table-cell table:style-name="ce135"/>
          <table:table-cell table:style-name="ce135" office:value-type="string" calcext:value-type="string">
            <text:p>Cotisation Adhérents</text:p>
          </table:table-cell>
          <table:table-cell table:style-name="ce135" office:value-type="string" calcext:value-type="string">
            <text:p>Cotisation Christian</text:p>
          </table:table-cell>
        </table:table-row>
        <table:table-row table:style-name="ro1">
          <table:table-cell table:style-name="ce120" office:value-type="date" office:date-value="2018-01-03" calcext:value-type="date">
            <text:p>03/01/18</text:p>
          </table:table-cell>
          <table:table-cell table:style-name="ce125" office:value-type="string" calcext:value-type="string">
            <text:p>Cotisation Adispo Asso Classic</text:p>
          </table:table-cell>
          <table:table-cell table:style-name="ce133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28" table:formula="of:=SUM([.C3:.C30])" office:value-type="float" office:value="2868.33" calcext:value-type="float">
            <text:p>2868,33</text:p>
          </table:table-cell>
          <table:table-cell table:style-name="ce128" table:formula="of:=SUM([.D3:.D30])" office:value-type="float" office:value="-1905.91" calcext:value-type="float">
            <text:p>-1905,91</text:p>
          </table:table-cell>
          <table:table-cell table:style-name="ce141" office:value-type="string" calcext:value-type="string">
            <text:p>Total en banque</text:p>
          </table:table-cell>
          <table:table-cell table:style-name="ce141" table:formula="of:=962.46+[.C31]+[.D31]" office:value-type="float" office:value="1924.88" calcext:value-type="float">
            <text:p>1924,88</text:p>
          </table:table-cell>
        </table:table-row>
      </table:table>
      <table:table table:name="Synthèse 2019" table:style-name="ta1" table:print-ranges="'Synthèse 2019'.A1:'Synthèse 2019'.F22">
        <table:table-column table:style-name="co4" table:default-cell-style-name="ce116"/>
        <table:table-column table:style-name="co17" table:default-cell-style-name="ce120"/>
        <table:table-column table:style-name="co18" table:default-cell-style-name="ce120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row table:style-name="ro1">
          <table:table-cell table:style-name="ce154" office:value-type="string" calcext:value-type="string" table:number-columns-spanned="6" table:number-rows-spanned="1">
            <text:p>Synthèse comptes 2019</text:p>
          </table:table-cell>
          <table:covered-table-cell table:number-columns-repeated="5" table:style-name="Default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5</text:p>
          </table:table-cell>
          <table:table-cell/>
          <table:table-cell office:value-type="float" office:value="-171" calcext:value-type="float">
            <text:p>-17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hristian facture cartouche club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3</text:p>
          </table:table-cell>
          <table:table-cell/>
          <table:table-cell office:value-type="float" office:value="-93.92" calcext:value-type="float">
            <text:p>-93,9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7</text:p>
          </table:table-cell>
          <table:table-cell/>
          <table:table-cell office:value-type="float" office:value="-43.06" calcext:value-type="float">
            <text:p>-43,0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4</text:p>
          </table:table-cell>
          <table:table-cell/>
          <table:table-cell office:value-type="float" office:value="-26.62" calcext:value-type="float">
            <text:p>-26,62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9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2</text:p>
          </table:table-cell>
          <table:table-cell/>
          <table:table-cell office:value-type="float" office:value="-23" calcext:value-type="float">
            <text:p>-23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Note de frais Christian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6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20-01-21" calcext:value-type="date">
            <text:p>21/01/20</text:p>
          </table:table-cell>
          <table:table-cell office:value-type="string" calcext:value-type="string">
            <text:p>CHEQUE N° 8761018</text:p>
          </table:table-cell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Services en ligne</text:p>
          </table:table-cell>
          <table:table-cell office:value-type="string" calcext:value-type="string">
            <text:p>OVH</text:p>
          </table:table-cell>
        </table:table-row>
        <table:table-row table:style-name="ro1"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20" office:value-type="date" office:date-value="2019-09-11" calcext:value-type="date">
            <text:p>11/09/19</text:p>
          </table:table-cell>
          <table:table-cell table:style-name="ce125" office:value-type="string" calcext:value-type="string">
            <text:p>CHEQUE N° 8761010</text:p>
          </table:table-cell>
          <table:table-cell table:style-name="ce133"/>
          <table:table-cell office:value-type="float" office:value="-8.39" calcext:value-type="float">
            <text:p>-8,39</text:p>
          </table:table-cell>
          <table:table-cell office:value-type="string" calcext:value-type="string">
            <text:p>OVH</text:p>
          </table:table-cell>
          <table:table-cell office:value-type="string" calcext:value-type="string">
            <text:p>Hébergement – NDF Antoine</text:p>
          </table:table-cell>
        </table:table-row>
        <table:table-row table:style-name="ro5">
          <table:table-cell office:value-type="date" office:date-value="2019-09-10" calcext:value-type="date">
            <text:p>10/09/19</text:p>
          </table:table-cell>
          <table:table-cell office:value-type="string" calcext:value-type="string">
            <text:p>CHEQUE N° 8761011</text:p>
          </table:table-cell>
          <table:table-cell/>
          <table:table-cell office:value-type="float" office:value="-448.59" calcext:value-type="float">
            <text:p>-448,59</text:p>
          </table:table-cell>
          <table:table-cell office:value-type="string" calcext:value-type="string">
            <text:p>NDF Christian</text:p>
          </table:table-cell>
          <table:table-cell office:value-type="string" calcext:value-type="string">
            <text:p>FactureBlocsPapier_18euros54_20190824.png</text:p>
            <text:p>Facture_CatsFamiliy_180euros_20190827_FC190396.pdf</text:p>
            <text:p>Facture_Imprimante_laser_189euros99_20190809.pdf</text:p>
            <text:p>Facture_Ovh_37euros06_20190801.pdf </text:p>
          </table:table-cell>
        </table:table-row>
        <table:table-row table:style-name="ro1">
          <table:table-cell table:style-name="ce120" office:value-type="date" office:date-value="2019-07-02" calcext:value-type="date">
            <text:p>02/07/19</text:p>
          </table:table-cell>
          <table:table-cell table:style-name="ce125" office:value-type="string" calcext:value-type="string">
            <text:p>CHEQUE N° 8761009</text:p>
          </table:table-cell>
          <table:table-cell table:style-name="ce133"/>
          <table:table-cell office:value-type="float" office:value="-123.37" calcext:value-type="float">
            <text:p>-123,37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Restaurant et Iks Christian</text:p>
          </table:table-cell>
        </table:table-row>
        <table:table-row table:style-name="ro1">
          <table:table-cell office:value-type="date" office:date-value="2019-07-02" calcext:value-type="date">
            <text:p>02/07/19</text:p>
          </table:table-cell>
          <table:table-cell office:value-type="string" calcext:value-type="string">
            <text:p>Cotisation Adispo Asso Classic <text:s text:c="3"/>13,50 EUR <text:s text:c="22"/>TVA= 0,00 %- MT HT= <text:s text:c="4"/>13,50EUR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119" office:value-type="date" office:date-value="2019-06-03" calcext:value-type="date">
            <text:p>03/06/19</text:p>
          </table:table-cell>
          <table:table-cell table:style-name="ce119" office:value-type="string" calcext:value-type="string">
            <text:p>VIREMENT DE TRESORERIE NANTES MU IPALE <text:s text:c="27"/>160440190844072019-05-291822 <text:s text:c="4"/>S/TRAIT. ECOPOLEFACT <text:s/>2019-043 S</text:p>
          </table:table-cell>
          <table:table-cell table:style-name="ce132" office:value-type="float" office:value="8441" calcext:value-type="float">
            <text:p>8441</text:p>
          </table:table-cell>
          <table:table-cell table:style-name="ce119"/>
          <table:table-cell table:style-name="ce135" office:value-type="string" calcext:value-type="string">
            <text:p>Nantes Métropole</text:p>
          </table:table-cell>
          <table:table-cell table:style-name="ce135" office:value-type="string" calcext:value-type="string">
            <text:p>Subvention Nantes Metropole</text:p>
          </table:table-cell>
        </table:table-row>
        <table:table-row table:style-name="ro1">
          <table:table-cell table:style-name="ce120" office:value-type="date" office:date-value="2019-06-25" calcext:value-type="date">
            <text:p>25/06/19</text:p>
          </table:table-cell>
          <table:table-cell table:style-name="ce125" office:value-type="string" calcext:value-type="string">
            <text:p>CHEQUE N° 6566036</text:p>
          </table:table-cell>
          <table:table-cell table:style-name="ce133"/>
          <table:table-cell office:value-type="float" office:value="-3000" calcext:value-type="float">
            <text:p>-3000</text:p>
          </table:table-cell>
          <table:table-cell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119" office:value-type="date" office:date-value="2019-01-23" calcext:value-type="date">
            <text:p>23/01/19</text:p>
          </table:table-cell>
          <table:table-cell table:style-name="ce119" office:value-type="string" calcext:value-type="string">
            <text:p>Virement de Christian Renoulin</text:p>
          </table:table-cell>
          <table:table-cell table:style-name="ce132" office:value-type="float" office:value="540" calcext:value-type="float">
            <text:p>540</text:p>
          </table:table-cell>
          <table:table-cell table:style-name="ce119"/>
          <table:table-cell table:style-name="ce135" office:value-type="string" calcext:value-type="string">
            <text:p>Achats de marchandises</text:p>
          </table:table-cell>
          <table:table-cell table:style-name="ce119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19])" office:value-type="float" office:value="8981" calcext:value-type="float">
            <text:p>8981</text:p>
          </table:table-cell>
          <table:table-cell table:style-name="ce155" table:formula="of:=SUM([.D3:.D19])" office:value-type="float" office:value="-4541.23" calcext:value-type="float">
            <text:p>-4541,23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1992.81+[.C20]+[.D20]" office:value-type="float" office:value="6432.58" calcext:value-type="float">
            <text:p>6432,58</text:p>
          </table:table-cell>
        </table:table-row>
        <table:table-row table:style-name="ro1">
          <table:table-cell table:style-name="Default" table:number-columns-repeated="2"/>
          <table:table-cell table:style-name="ce156" office:value-type="string" calcext:value-type="string">
            <text:p>DIFF</text:p>
          </table:table-cell>
          <table:table-cell table:style-name="ce157" table:formula="of:=[.C20]+[.D20]" office:value-type="float" office:value="4439.77" calcext:value-type="float">
            <text:p>4439,77</text:p>
          </table:table-cell>
          <table:table-cell table:style-name="Default" table:number-columns-repeated="2"/>
        </table:table-row>
      </table:table>
      <table:table table:name="Synthèse 2020" table:style-name="ta1" table:print-ranges="'Synthèse 2020'.A1:'Synthèse 2020'.F42">
        <table:table-column table:style-name="co4" table:default-cell-style-name="ce152"/>
        <table:table-column table:style-name="co22" table:default-cell-style-name="ce152"/>
        <table:table-column table:style-name="co23" table:default-cell-style-name="ce152"/>
        <table:table-column table:style-name="co19" table:default-cell-style-name="ce152"/>
        <table:table-column table:style-name="co24" table:default-cell-style-name="ce152"/>
        <table:table-column table:style-name="co21" table:default-cell-style-name="ce152"/>
        <table:table-column table:style-name="co4" table:number-columns-repeated="58" table:default-cell-style-name="ce152"/>
        <table:table-row table:style-name="ro1">
          <table:table-cell table:style-name="ce158" office:value-type="string" calcext:value-type="string" table:number-columns-spanned="6" table:number-rows-spanned="1">
            <text:p>Synthèse comptes 2020</text:p>
          </table:table-cell>
          <table:covered-table-cell table:number-columns-repeated="5"/>
          <table:table-cell table:number-columns-repeated="58"/>
        </table:table-row>
        <table:table-row table:style-name="ro8">
          <table:table-cell table:style-name="ce57" office:value-type="string" calcext:value-type="string">
            <text:p>Date</text:p>
          </table:table-cell>
          <table:table-cell table:style-name="ce57" office:value-type="string" calcext:value-type="string">
            <text:p>Libellé</text:p>
          </table:table-cell>
          <table:table-cell table:style-name="ce57" office:value-type="string" calcext:value-type="string">
            <text:p>Crédit (€)</text:p>
          </table:table-cell>
          <table:table-cell table:style-name="ce57" office:value-type="string" calcext:value-type="string">
            <text:p>Débit (€)</text:p>
          </table:table-cell>
          <table:table-cell table:style-name="ce57" office:value-type="string" calcext:value-type="string">
            <text:p>Qualification</text:p>
          </table:table-cell>
          <table:table-cell table:style-name="ce57" office:value-type="string" calcext:value-type="string">
            <text:p>Commentaires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30" calcext:value-type="date">
            <text:p>30/12/20</text:p>
          </table:table-cell>
          <table:table-cell table:style-name="ce162" office:value-type="string" calcext:value-type="string">
            <text:p>VIR TRESORERIE NANTES MUNICI</text:p>
            <text:p>160440190844002020-12-2848335</text:p>
          </table:table-cell>
          <table:table-cell table:style-name="ce166" office:value-type="float" office:value="1000" calcext:value-type="float">
            <text:p>1000</text:p>
          </table:table-cell>
          <table:table-cell table:style-name="ce171"/>
          <table:table-cell table:style-name="ce171" office:value-type="string" calcext:value-type="string">
            <text:p>Prestation de service Données Réemploi</text:p>
          </table:table-cell>
          <table:table-cell table:style-name="ce171" office:value-type="string" calcext:value-type="string">
            <text:p>Mise à disposition de données (réemploi)</text:p>
          </table:table-cell>
          <table:table-cell table:number-columns-repeated="58"/>
        </table:table-row>
        <table:table-row table:style-name="ro4">
          <table:table-cell table:style-name="ce160" office:value-type="date" office:date-value="2020-12-21" calcext:value-type="date">
            <text:p>21/12/20</text:p>
          </table:table-cell>
          <table:table-cell table:style-name="ce162" office:value-type="string" calcext:value-type="string">
            <text:p>VIR INST SAS TERITORIO</text:p>
          </table:table-cell>
          <table:table-cell table:style-name="ce166" office:value-type="float" office:value="1500" calcext:value-type="float">
            <text:p>1500</text:p>
          </table:table-cell>
          <table:table-cell table:style-name="ce171"/>
          <table:table-cell table:style-name="ce171" office:value-type="string" calcext:value-type="string">
            <text:p>Prestation de service OpenStreetMap (projet GoGoESS)</text:p>
          </table:table-cell>
          <table:table-cell table:style-name="ce171" office:value-type="string" calcext:value-type="string">
            <text:p>Expertise OpenStreetMap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10" calcext:value-type="date">
            <text:p>10/12/20</text:p>
          </table:table-cell>
          <table:table-cell table:style-name="ce122" office:value-type="string" calcext:value-type="string">
            <text:p>FACTURE SGT20361840010658 DONT TVA 0,20EUR</text:p>
          </table:table-cell>
          <table:table-cell table:style-name="ce130" office:value-type="string" calcext:value-type="string">
            <text:p><text:s/></text:p>
          </table:table-cell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2-04" calcext:value-type="date">
            <text:p>04/12/20</text:p>
          </table:table-cell>
          <table:table-cell table:style-name="ce162" office:value-type="string" calcext:value-type="string">
            <text:p>PAIEMENT CB 0312 AMIENS CARTOUCHE CLUB</text:p>
          </table:table-cell>
          <table:table-cell table:style-name="ce162"/>
          <table:table-cell table:style-name="ce171" office:value-type="float" office:value="-181.73" calcext:value-type="float">
            <text:p>-181,73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Christian facture cartouche club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2-03" calcext:value-type="date">
            <text:p>03/12/20</text:p>
          </table:table-cell>
          <table:table-cell table:style-name="ce122" office:value-type="string" calcext:value-type="string">
            <text:p>AVOIR COTIS EUROCOMPTE ASSOCIA. 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FRAIS PAIE CB 25 USD</text:p>
          </table:table-cell>
          <table:table-cell table:style-name="ce122"/>
          <table:table-cell table:style-name="ce138" office:value-type="float" office:value="-0.86" calcext:value-type="float">
            <text:p>-0,86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de paiement (Batterie pour la tablette)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20" calcext:value-type="date">
            <text:p>20/11/20</text:p>
          </table:table-cell>
          <table:table-cell table:style-name="ce122" office:value-type="string" calcext:value-type="string">
            <text:p>PAIEMENT CB GOOGLE PLAY</text:p>
          </table:table-cell>
          <table:table-cell table:style-name="ce122"/>
          <table:table-cell table:style-name="ce138" office:value-type="float" office:value="-21.1" calcext:value-type="float">
            <text:p>-21,1</text:p>
          </table:table-cell>
          <table:table-cell table:style-name="ce138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38" office:value-type="string" calcext:value-type="string">
            <text:p>Droits PlayStor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15" calcext:value-type="date">
            <text:p>15/11/20</text:p>
          </table:table-cell>
          <table:table-cell table:style-name="ce122" office:value-type="string" calcext:value-type="string">
            <text:p>VIR CHRISTIAN</text:p>
          </table:table-cell>
          <table:table-cell table:style-name="ce122"/>
          <table:table-cell table:style-name="ce138" office:value-type="float" office:value="-16.78" calcext:value-type="float">
            <text:p>-16,78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0" office:value-type="date" office:date-value="2020-11-10" calcext:value-type="date">
            <text:p>10/11/20</text:p>
          </table:table-cell>
          <table:table-cell table:style-name="ce162" office:value-type="string" calcext:value-type="string">
            <text:p>PAIEMENT CB APPLE</text:p>
          </table:table-cell>
          <table:table-cell table:style-name="ce162"/>
          <table:table-cell table:style-name="ce171" office:value-type="float" office:value="-99" calcext:value-type="float">
            <text:p>-99</text:p>
          </table:table-cell>
          <table:table-cell table:style-name="ce171" office:value-type="string" calcext:value-type="string">
            <text:p>Concessions et droits similaires, brevets, licences, marques, procédés, logiciels, droits et valeurs similaires</text:p>
          </table:table-cell>
          <table:table-cell table:style-name="ce171" office:value-type="string" calcext:value-type="string">
            <text:p>Droits AppleStore</text:p>
          </table:table-cell>
          <table:table-cell table:number-columns-repeated="58"/>
        </table:table-row>
        <table:table-row table:style-name="ro4">
          <table:table-cell table:style-name="ce118" office:value-type="date" office:date-value="2020-11-10" calcext:value-type="date">
            <text:p>10/11/20</text:p>
          </table:table-cell>
          <table:table-cell table:style-name="ce122" office:value-type="string" calcext:value-type="string">
            <text:p><text:span text:style-name="T1">FACTURE SGT20361840010645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18" office:value-type="date" office:date-value="2020-11-09" calcext:value-type="date">
            <text:p>09/11/20</text:p>
          </table:table-cell>
          <table:table-cell table:style-name="ce122" office:value-type="string" calcext:value-type="string">
            <text:p>VIR COURRIER RECOM. ET TIMBRES</text:p>
          </table:table-cell>
          <table:table-cell table:style-name="ce122"/>
          <table:table-cell table:style-name="ce138" office:value-type="float" office:value="-18.29" calcext:value-type="float">
            <text:p>-18,29</text:p>
          </table:table-cell>
          <table:table-cell table:style-name="ce138" office:value-type="string" calcext:value-type="string">
            <text:p>Achats non stockés de matières et fournitures</text:p>
          </table:table-cell>
          <table:table-cell table:style-name="ce138" office:value-type="string" calcext:value-type="string">
            <text:p>Timbres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11-05" calcext:value-type="date">
            <text:p>05/11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16" calcext:value-type="date">
            <text:p>16/10/20</text:p>
          </table:table-cell>
          <table:table-cell table:style-name="ce162" office:value-type="string" calcext:value-type="string">
            <text:p>VIR ACER BATTERIE 22,57 WH</text:p>
          </table:table-cell>
          <table:table-cell table:style-name="ce162"/>
          <table:table-cell table:style-name="ce171" office:value-type="float" office:value="-68.62" calcext:value-type="float">
            <text:p>-68,62</text:p>
          </table:table-cell>
          <table:table-cell table:style-name="ce171" office:value-type="string" calcext:value-type="string">
            <text:p>Achats de marchandises</text:p>
          </table:table-cell>
          <table:table-cell table:style-name="ce171" office:value-type="string" calcext:value-type="string">
            <text:p>Batterie pour la tablette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10-16" calcext:value-type="date">
            <text:p>16/10/20</text:p>
          </table:table-cell>
          <table:table-cell table:style-name="ce122" office:value-type="string" calcext:value-type="string">
            <text:p>VIR REPAS DEVELOP PORTLAND BUR</text:p>
          </table:table-cell>
          <table:table-cell table:style-name="ce122"/>
          <table:table-cell table:style-name="ce138" office:value-type="float" office:value="-39" calcext:value-type="float">
            <text:p>-39</text:p>
          </table:table-cell>
          <table:table-cell table:style-name="ce138" office:value-type="string" calcext:value-type="string">
            <text:p>Restaurant</text:p>
          </table:table-cell>
          <table:table-cell table:style-name="ce138" office:value-type="string" calcext:value-type="string">
            <text:p>Note de frais Christian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10-12" calcext:value-type="date">
            <text:p>12/10/20</text:p>
          </table:table-cell>
          <table:table-cell table:style-name="ce122" office:value-type="string" calcext:value-type="string">
            <text:p><text:span text:style-name="T1">FACTURE SGT203618400009523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Vir OVH MIEUXTRIERANANTES.FR FACT</text:p>
          </table:table-cell>
          <table:table-cell table:style-name="ce162"/>
          <table:table-cell table:style-name="ce171" office:value-type="float" office:value="-142.82" calcext:value-type="float">
            <text:p>-142,82</text:p>
          </table:table-cell>
          <table:table-cell table:style-name="ce171" office:value-type="string" calcext:value-type="string">
            <text:p>Services en ligne</text:p>
          </table:table-cell>
          <table:table-cell table:style-name="ce171" office:value-type="string" calcext:value-type="string">
            <text:p>OVH</text:p>
          </table:table-cell>
          <table:table-cell table:number-columns-repeated="58"/>
        </table:table-row>
        <table:table-row table:style-name="ro1" table:visibility="filter">
          <table:table-cell table:style-name="ce160" office:value-type="date" office:date-value="2020-10-08" calcext:value-type="date">
            <text:p>08/10/20</text:p>
          </table:table-cell>
          <table:table-cell table:style-name="ce162" office:value-type="string" calcext:value-type="string">
            <text:p>Remboursement Virement Christian Renoulin</text:p>
          </table:table-cell>
          <table:table-cell table:style-name="ce166"/>
          <table:table-cell table:style-name="ce171" office:value-type="float" office:value="-100" calcext:value-type="float">
            <text:p>-100</text:p>
          </table:table-cell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10-05" calcext:value-type="date">
            <text:p>05/10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4">
          <table:table-cell table:style-name="ce118" office:value-type="date" office:date-value="2020-09-10" calcext:value-type="date">
            <text:p>10/09/20</text:p>
          </table:table-cell>
          <table:table-cell table:style-name="ce122" office:value-type="string" calcext:value-type="string">
            <text:p><text:span text:style-name="T1">FACTURE SGT203618400008546</text:span></text:p>
            <text:p><text:span text:style-name="T1">DONT TVA 0,20EUR</text:span></text:p>
          </table:table-cell>
          <table:table-cell table:style-name="ce122"/>
          <table:table-cell table:style-name="ce138" office:value-type="float" office:value="-10.62" calcext:value-type="float">
            <text:p>-10,62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18" office:value-type="date" office:date-value="2020-09-03" calcext:value-type="date">
            <text:p>03/09/20</text:p>
          </table:table-cell>
          <table:table-cell table:style-name="ce122" office:value-type="string" calcext:value-type="string">
            <text:p>AVOIR COTIS EUROCOMPTE ASSOCIA.</text:p>
          </table:table-cell>
          <table:table-cell table:style-name="ce130" office:value-type="float" office:value="10.62" calcext:value-type="float">
            <text:p>10,62</text:p>
          </table:table-cell>
          <table:table-cell table:style-name="ce138"/>
          <table:table-cell table:style-name="ce138" office:value-type="string" calcext:value-type="string">
            <text:p>Frais bancaire (avoir)</text:p>
          </table:table-cell>
          <table:table-cell table:style-name="ce138" office:value-type="string" calcext:value-type="string">
            <text:p>Crédit Mutuel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20" calcext:value-type="date">
            <text:p>20/08/20</text:p>
          </table:table-cell>
          <table:table-cell table:style-name="ce162" office:value-type="string" calcext:value-type="string">
            <text:p>Vir Mieux trier à Nantes</text:p>
          </table:table-cell>
          <table:table-cell table:style-name="ce166" office:value-type="float" office:value="1319.08" calcext:value-type="float">
            <text:p>1319,08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 table:visibility="filter">
          <table:table-cell table:style-name="ce118" office:value-type="date" office:date-value="2020-08-18" calcext:value-type="date">
            <text:p>18/08/20</text:p>
          </table:table-cell>
          <table:table-cell table:style-name="ce122" office:value-type="string" calcext:value-type="string">
            <text:p>Paiement CB 1708 ROUBAIX</text:p>
          </table:table-cell>
          <table:table-cell table:style-name="ce122"/>
          <table:table-cell table:style-name="ce138" office:value-type="float" office:value="-41.94" calcext:value-type="float">
            <text:p>-41,94</text:p>
          </table:table-cell>
          <table:table-cell table:style-name="ce138" office:value-type="string" calcext:value-type="string">
            <text:p>Services en ligne</text:p>
          </table:table-cell>
          <table:table-cell table:style-name="ce138" office:value-type="string" calcext:value-type="string">
            <text:p>OVH : coreparation ; coreparation.fr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0" office:value-type="date" office:date-value="2020-08-05" calcext:value-type="date">
            <text:p>05/08/20</text:p>
          </table:table-cell>
          <table:table-cell table:style-name="ce162" office:value-type="string" calcext:value-type="string">
            <text:p>Associa 3 IA7029350.</text:p>
          </table:table-cell>
          <table:table-cell table:style-name="ce162"/>
          <table:table-cell table:style-name="ce171" office:value-type="float" office:value="-83.8" calcext:value-type="float">
            <text:p>-83,8</text:p>
          </table:table-cell>
          <table:table-cell table:style-name="ce171" office:value-type="string" calcext:value-type="string">
            <text:p>Assurance</text:p>
          </table:table-cell>
          <table:table-cell table:style-name="ce171" office:value-type="string" calcext:value-type="string">
            <text:p>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8-05" calcext:value-type="date">
            <text:p>05/08/20</text:p>
          </table:table-cell>
          <table:table-cell table:style-name="ce123" office:value-type="string" calcext:value-type="string">
            <text:p>Vir Antoine Jaury</text:p>
          </table:table-cell>
          <table:table-cell table:style-name="ce130" office:value-type="float" office:value="5" calcext:value-type="float">
            <text:p>5</text:p>
          </table:table-cell>
          <table:table-cell table:style-name="ce138"/>
          <table:table-cell table:style-name="ce138" office:value-type="string" calcext:value-type="string">
            <text:p>Cotisation Adhérents</text:p>
          </table:table-cell>
          <table:table-cell table:style-name="ce138" office:value-type="string" calcext:value-type="string">
            <text:p>Cotisation Antoine</text:p>
          </table:table-cell>
          <table:table-cell table:style-name="Default" table:number-columns-repeated="58"/>
        </table:table-row>
        <table:table-row table:style-name="ro1">
          <table:table-cell table:style-name="ce160" office:value-type="date" office:date-value="2020-08-03" calcext:value-type="date">
            <text:p>03/08/20</text:p>
          </table:table-cell>
          <table:table-cell table:style-name="ce163" office:value-type="string" calcext:value-type="string">
            <text:p>Virement Christian Renoulin</text:p>
          </table:table-cell>
          <table:table-cell table:style-name="ce166" office:value-type="float" office:value="100" calcext:value-type="float">
            <text:p>100</text:p>
          </table:table-cell>
          <table:table-cell table:style-name="ce171"/>
          <table:table-cell table:style-name="ce171" office:value-type="string" calcext:value-type="string">
            <text:p>Transfert banque</text:p>
          </table:table-cell>
          <table:table-cell table:style-name="ce171" office:value-type="string" calcext:value-type="string">
            <text:p>Christian : pour éviter un découvert sur Crédit Mutuel</text:p>
          </table:table-cell>
          <table:table-cell table:number-columns-repeated="58"/>
        </table:table-row>
        <table:table-row table:style-name="ro1">
          <table:table-cell table:style-name="ce118" office:value-type="date" office:date-value="2020-07-07" calcext:value-type="date">
            <text:p>07/07/20</text:p>
          </table:table-cell>
          <table:table-cell table:style-name="ce123" office:value-type="string" calcext:value-type="string">
            <text:p>Souscription part sociale</text:p>
          </table:table-cell>
          <table:table-cell table:style-name="ce122"/>
          <table:table-cell table:style-name="ce168" office:value-type="float" office:value="-15" calcext:value-type="float">
            <text:p>-15</text:p>
          </table:table-cell>
          <table:table-cell table:style-name="ce138" office:value-type="string" calcext:value-type="string">
            <text:p>Frais bancaire</text:p>
          </table:table-cell>
          <table:table-cell table:style-name="ce138" office:value-type="string" calcext:value-type="string">
            <text:p>Frais ouverture Crédit Mutuel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8-20" calcext:value-type="date">
            <text:p>20/08/20</text:p>
          </table:table-cell>
          <table:table-cell table:style-name="ce164" office:value-type="string" calcext:value-type="string">
            <text:p>Vir Mieux trier à Nantes</text:p>
          </table:table-cell>
          <table:table-cell table:style-name="ce167"/>
          <table:table-cell table:style-name="ce167" office:value-type="float" office:value="-1319.08" calcext:value-type="float">
            <text:p>-1319,08</text:p>
          </table:table-cell>
          <table:table-cell table:style-name="ce164" office:value-type="string" calcext:value-type="string">
            <text:p>Transfert banque</text:p>
          </table:table-cell>
          <table:table-cell table:style-name="ce164" office:value-type="string" calcext:value-type="string">
            <text:p>Transfert de La Banque Postale vers Crédit Mutuel</text:p>
          </table:table-cell>
          <table:table-cell table:number-columns-repeated="58"/>
        </table:table-row>
        <table:table-row table:style-name="ro1">
          <table:table-cell table:style-name="ce161" office:value-type="date" office:date-value="2020-07-31" calcext:value-type="date">
            <text:p>31/07/20</text:p>
          </table:table-cell>
          <table:table-cell table:style-name="ce164" office:value-type="string" calcext:value-type="string">
            <text:p>Frais de tenue de compte</text:p>
          </table:table-cell>
          <table:table-cell table:style-name="ce167"/>
          <table:table-cell table:style-name="ce167" office:value-type="float" office:value="-90" calcext:value-type="float">
            <text:p>-90</text:p>
          </table:table-cell>
          <table:table-cell table:style-name="ce164" office:value-type="string" calcext:value-type="string">
            <text:p>Frais bancaire</text:p>
          </table:table-cell>
          <table:table-cell table:style-name="ce164" office:value-type="string" calcext:value-type="string">
            <text:p>Frais bancaire (résiliation La Banque Postale) 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7-17" calcext:value-type="date">
            <text:p>17/07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 table:visibility="filter">
          <table:table-cell table:style-name="ce161" office:value-type="date" office:date-value="2020-06-12" calcext:value-type="date">
            <text:p>12/06/20</text:p>
          </table:table-cell>
          <table:table-cell table:style-name="ce164" office:value-type="string" calcext:value-type="string">
            <text:p>CHEQUE N° 8761021</text:p>
          </table:table-cell>
          <table:table-cell table:style-name="ce167"/>
          <table:table-cell table:style-name="ce167" office:value-type="float" office:value="-59.1" calcext:value-type="float">
            <text:p>-59,1</text:p>
          </table:table-cell>
          <table:table-cell table:style-name="ce164" office:value-type="string" calcext:value-type="string">
            <text:p>Restaurant</text:p>
          </table:table-cell>
          <table:table-cell table:style-name="ce164" office:value-type="string" calcext:value-type="string">
            <text:p>Repas crêperie 5 personn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6-05" calcext:value-type="date">
            <text:p>05/06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4000" calcext:value-type="float">
            <text:p>-40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5-11" calcext:value-type="date">
            <text:p>11/05/20</text:p>
          </table:table-cell>
          <table:table-cell table:style-name="ce124" office:value-type="string" calcext:value-type="string">
            <text:p>Virement de Mle Vanessa Viavant</text:p>
          </table:table-cell>
          <table:table-cell table:style-name="ce168" office:value-type="float" office:value="5" calcext:value-type="float">
            <text:p>5</text:p>
          </table:table-cell>
          <table:table-cell table:style-name="ce116"/>
          <table:table-cell table:style-name="ce124" office:value-type="string" calcext:value-type="string">
            <text:p>Cotisation Adhérents</text:p>
          </table:table-cell>
          <table:table-cell table:style-name="ce124" office:value-type="string" calcext:value-type="string">
            <text:p>Cotisation Vanessa</text:p>
          </table:table-cell>
          <table:table-cell table:style-name="Default"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0</text:p>
          </table:table-cell>
          <table:table-cell table:style-name="ce167"/>
          <table:table-cell table:style-name="ce167" office:value-type="float" office:value="-112.9" calcext:value-type="float">
            <text:p>-112,9</text:p>
          </table:table-cell>
          <table:table-cell table:style-name="ce164" office:value-type="string" calcext:value-type="string">
            <text:p>Achats de marchandises</text:p>
          </table:table-cell>
          <table:table-cell table:style-name="ce164" office:value-type="string" calcext:value-type="string">
            <text:p>Conception du jeu : Cat’s Family illustrations des cartes</text:p>
          </table:table-cell>
          <table:table-cell table:number-columns-repeated="58"/>
        </table:table-row>
        <table:table-row table:style-name="ro4" table:visibility="filter">
          <table:table-cell table:style-name="ce161" office:value-type="date" office:date-value="2020-05-05" calcext:value-type="date">
            <text:p>05/05/20</text:p>
          </table:table-cell>
          <table:table-cell table:style-name="ce164" office:value-type="string" calcext:value-type="string">
            <text:p>CHEQUE N° 8761022</text:p>
          </table:table-cell>
          <table:table-cell table:style-name="ce167"/>
          <table:table-cell table:style-name="ce167" office:value-type="float" office:value="-1500" calcext:value-type="float">
            <text:p>-1500</text:p>
          </table:table-cell>
          <table:table-cell table:style-name="ce164" office:value-type="string" calcext:value-type="string">
            <text:p>Achats d'études et prestations de services développement Appli Nantes Métropole par Baludik</text:p>
          </table:table-cell>
          <table:table-cell table:style-name="ce164" office:value-type="string" calcext:value-type="string">
            <text:p>Baludik</text:p>
          </table:table-cell>
          <table:table-cell table:number-columns-repeated="58"/>
        </table:table-row>
        <table:table-row table:style-name="ro1">
          <table:table-cell table:style-name="ce116" office:value-type="date" office:date-value="2020-04-17" calcext:value-type="date">
            <text:p>17/04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1">
          <table:table-cell table:style-name="ce116" office:value-type="date" office:date-value="2020-01-17" calcext:value-type="date">
            <text:p>17/01/20</text:p>
          </table:table-cell>
          <table:table-cell table:style-name="ce124" office:value-type="string" calcext:value-type="string">
            <text:p>Cotisation Adispo Asso Classic <text:s text:c="3"/>19,50 EUR</text:p>
          </table:table-cell>
          <table:table-cell table:style-name="ce168"/>
          <table:table-cell table:style-name="ce168" office:value-type="float" office:value="-19.5" calcext:value-type="float">
            <text:p>-19,5</text:p>
          </table:table-cell>
          <table:table-cell table:style-name="ce124" office:value-type="string" calcext:value-type="string">
            <text:p>Frais bancaire</text:p>
          </table:table-cell>
          <table:table-cell table:style-name="ce124" office:value-type="string" calcext:value-type="string">
            <text:p>La Banque Postale</text:p>
          </table:table-cell>
          <table:table-cell table:style-name="Default" table:number-columns-repeated="58"/>
        </table:table-row>
        <table:table-row table:style-name="ro4">
          <table:table-cell table:style-name="ce161" office:value-type="date" office:date-value="2020-01-16" calcext:value-type="date">
            <text:p>16/01/20</text:p>
          </table:table-cell>
          <table:table-cell table:style-name="ce164" office:value-type="string" calcext:value-type="string">
            <text:p>VIREMENT TRESORERIE NANTES MUNICI 160440190844072020-01-145280</text:p>
          </table:table-cell>
          <table:table-cell table:style-name="ce167" office:value-type="float" office:value="702" calcext:value-type="float">
            <text:p>702</text:p>
          </table:table-cell>
          <table:table-cell table:style-name="ce161"/>
          <table:table-cell table:style-name="ce164" office:value-type="string" calcext:value-type="string">
            <text:p>Prestation de service Appli Nantes Métropole</text:p>
          </table:table-cell>
          <table:table-cell table:style-name="ce164" office:value-type="string" calcext:value-type="string">
            <text:p>Subvention Nantes Metropole</text:p>
          </table:table-cell>
          <table:table-cell table:number-columns-repeated="58"/>
        </table:table-row>
        <table:table-row table:style-name="ro1">
          <table:table-cell/>
          <table:table-cell table:style-name="ce165" office:value-type="string" calcext:value-type="string">
            <text:p>Total</text:p>
          </table:table-cell>
          <table:table-cell table:style-name="ce169" table:formula="of:=SUM([.C3:.C39])" office:value-type="float" office:value="4673.56" calcext:value-type="float">
            <text:p>4673,56</text:p>
          </table:table-cell>
          <table:table-cell table:style-name="ce169" table:formula="of:=SUM([.D3:.D39])" office:value-type="float" office:value="-8011" calcext:value-type="float">
            <text:p>-8011</text:p>
          </table:table-cell>
          <table:table-cell table:style-name="ce173" office:value-type="string" calcext:value-type="string">
            <text:p>Total en banque</text:p>
          </table:table-cell>
          <table:table-cell table:style-name="ce169" table:formula="of:=6432.58+([.C40]+[.D40])" office:value-type="float" office:value="3095.14" calcext:value-type="float">
            <text:p>3095,14</text:p>
          </table:table-cell>
          <table:table-cell table:number-columns-repeated="58"/>
        </table:table-row>
        <table:table-row table:style-name="ro1" table:visibility="filter">
          <table:table-cell table:number-columns-repeated="2"/>
          <table:table-cell table:style-name="ce170" office:value-type="string" calcext:value-type="string">
            <text:p>DIFF</text:p>
          </table:table-cell>
          <table:table-cell table:style-name="ce172" table:formula="of:=[.C40]+[.D40]" office:value-type="float" office:value="-3337.44" calcext:value-type="float">
            <text:p>-3337,44</text:p>
          </table:table-cell>
          <table:table-cell table:number-columns-repeated="60"/>
        </table:table-row>
        <table:table-row table:style-name="ro1" table:number-rows-repeated="104853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ynthèse 2021" table:style-name="ta1" table:print-ranges="'Synthèse 2021'.A1:'Synthèse 2021'.F44">
        <office:forms form:automatic-focus="false" form:apply-design-mode="false"/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1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string" calcext:value-type="string">
            <text:p>Ecopole SERD</text:p>
          </table:table-cell>
          <table:table-cell table:number-columns-repeated="3"/>
          <table:table-cell office:value-type="string" calcext:value-type="string">
            <text:p>300 euros de prévu</text:p>
          </table:table-cell>
          <table:table-cell table:formula="of:=[.G4]+[.C3]+[.D3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string" calcext:value-type="string">
            <text:p>VIR TITULAIRE DU COMPTE THE VER</text:p>
          </table:table-cell>
          <table:table-cell/>
          <table:table-cell office:value-type="float" office:value="-180" calcext:value-type="float">
            <text:p>-180</text:p>
          </table:table-cell>
          <table:table-cell office:value-type="string" calcext:value-type="string">
            <text:p>Cadeau gagnants SERD</text:p>
          </table:table-cell>
          <table:table-cell/>
          <table:table-cell table:formula="of:=[.G5]+[.C4]+[.D4]" office:value-type="float" office:value="3247.17" calcext:value-type="float">
            <text:p>3247,17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FACTURE SGT21361840013923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3427.17" calcext:value-type="float">
            <text:p>3427,17</text:p>
          </table:table-cell>
          <table:table-cell table:number-columns-repeated="3"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FACTURE SGT21361840012659 DONT TVA 0,20EUR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7]+[.C6]+[.D6]" office:value-type="float" office:value="3437.79" calcext:value-type="float">
            <text:p>3437,79</text:p>
          </table:table-cell>
          <table:table-cell table:number-columns-repeated="3"/>
        </table:table-row>
        <table:table-row table:style-name="ro1">
          <table:table-cell office:value-type="date" office:date-value="2021-11-04" calcext:value-type="date">
            <text:p>04/11/21</text:p>
          </table:table-cell>
          <table:table-cell office:value-type="string" calcext:value-type="string">
            <text:p>PAIEMENT CB 0311 ROUBAIX OVH CARTE 89339787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8]+[.C7]+[.D7]" office:value-type="float" office:value="3448.41" calcext:value-type="float">
            <text:p>3448,41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698 PAYPAL PAYPAL VIREMENT DE VERIFICATION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9]+[.C8]+[.D8]" office:value-type="float" office:value="3465.19" calcext:value-type="float">
            <text:p>3465,19</text:p>
          </table:table-cell>
          <table:table-cell table:number-columns-repeated="3"/>
        </table:table-row>
        <table:table-row table:style-name="ro1">
          <table:table-cell office:value-type="date" office:date-value="2021-10-29" calcext:value-type="date">
            <text:p>29/10/21</text:p>
          </table:table-cell>
          <table:table-cell office:value-type="string" calcext:value-type="string">
            <text:p>VIR PAYPAL (EUROPE) S.A.R.L. YYR1016493302710 PAYPAL PAYPAL VIREMENT DE VERIFICATION</text:p>
          </table:table-cell>
          <table:table-cell office:value-type="float" office:value="0.14" calcext:value-type="float">
            <text:p>0,14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style-name="ce174" table:formula="of:=[.G10]+[.C9]+[.D9]" office:value-type="float" office:value="3465.11" calcext:value-type="float">
            <text:p>3465,1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CHARGEUR TABLETTE ACER </text:p>
          </table:table-cell>
          <table:table-cell/>
          <table:table-cell office:value-type="float" office:value="-15" calcext:value-type="float">
            <text:p>-15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11]+[.C10]+[.D10]" office:value-type="float" office:value="3464.97" calcext:value-type="float">
            <text:p>3464,97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9/10/21</text:p>
          </table:table-cell>
          <table:table-cell office:value-type="string" calcext:value-type="string">
            <text:p>VIR Restaurant des bénévoles EQUIPE </text:p>
          </table:table-cell>
          <table:table-cell/>
          <table:table-cell office:value-type="float" office:value="-63.1" calcext:value-type="float">
            <text:p>-63,1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12]+[.C11]+[.D11]" office:value-type="float" office:value="3479.97" calcext:value-type="float">
            <text:p>3479,97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<text:s/>FACTURE SGT2136184001138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13]+[.C12]+[.D12]" office:value-type="float" office:value="3543.07" calcext:value-type="float">
            <text:p>3543,07</text:p>
          </table:table-cell>
          <table:table-cell table:number-columns-repeated="3"/>
        </table:table-row>
        <table:table-row table:style-name="ro1">
          <table:table-cell office:value-type="date" office:date-value="2021-10-04" calcext:value-type="date">
            <text:p>04/10/21</text:p>
          </table:table-cell>
          <table:table-cell office:value-type="string" calcext:value-type="string">
            <text:p><text:s/>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4]+[.C13]+[.D13]" office:value-type="float" office:value="3553.69" calcext:value-type="float">
            <text:p>3553,69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10/09/21</text:p>
          </table:table-cell>
          <table:table-cell office:value-type="string" calcext:value-type="string">
            <text:p>FACTURE SGT21361840010138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5]+[.C14]+[.D14]" office:value-type="float" office:value="3567.93" calcext:value-type="float">
            <text:p>3567,93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10/08/21</text:p>
          </table:table-cell>
          <table:table-cell office:value-type="string" calcext:value-type="string">
            <text:p><text:s/>FACTURE SGT21361840008874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16]+[.C15]+[.D15]" office:value-type="float" office:value="3578.55" calcext:value-type="float">
            <text:p>3578,55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PAIEMENT CB 0408 ROUBAIX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17]+[.C16]+[.D16]" office:value-type="float" office:value="3589.17" calcext:value-type="float">
            <text:p>3589,17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ASSOCIA 3 IA7029350 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string" calcext:value-type="string">
            <text:p>Assurance</text:p>
          </table:table-cell>
          <table:table-cell/>
          <table:table-cell table:formula="of:=[.G18]+[.C17]+[.D17]" office:value-type="float" office:value="3597.56" calcext:value-type="float">
            <text:p>3597,56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FACTURE SGT21361840007601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style-name="ce174" table:formula="of:=[.G19]+[.C18]+[.D18]" office:value-type="float" office:value="3677.56" calcext:value-type="float">
            <text:p>3677,56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<text:s/>VIR OVH MIEUXTRIERANANTES.FR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0]+[.C19]+[.D19]" office:value-type="float" office:value="3688.18" calcext:value-type="float">
            <text:p>3688,18</text:p>
          </table:table-cell>
          <table:table-cell table:number-columns-repeated="3"/>
        </table:table-row>
        <table:table-row table:style-name="ro1"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VIR REMBOURSEMENT REPAS</text:p>
          </table:table-cell>
          <table:table-cell/>
          <table:table-cell office:value-type="float" office:value="-54.7" calcext:value-type="float">
            <text:p>-54,7</text:p>
          </table:table-cell>
          <table:table-cell office:value-type="string" calcext:value-type="string">
            <text:p>Restaurant des bénévoles</text:p>
          </table:table-cell>
          <table:table-cell/>
          <table:table-cell table:style-name="ce174" table:formula="of:=[.G21]+[.C20]+[.D20]" office:value-type="float" office:value="3696.57" calcext:value-type="float">
            <text:p>3696,57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string" calcext:value-type="string">
            <text:p>  FACTURE SGT2136184000634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2]+[.C21]+[.D21]" office:value-type="float" office:value="3751.27" calcext:value-type="float">
            <text:p>3751,27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string" calcext:value-type="string">
            <text:p>  FACTURE SGT2136184000508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style-name="ce174" table:formula="of:=[.G25]+[.C22]+[.D22]" office:value-type="float" office:value="3761.89" calcext:value-type="float">
            <text:p>3761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main</text:p>
          </table:table-cell>
          <table:table-cell table:style-name="ce174"/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 Jaury</text:p>
          </table:table-cell>
          <table:table-cell table:formula="of:=[.G25]+[.C24]+[.D24]" office:value-type="float" office:value="3777.51" calcext:value-type="float">
            <text:p>3777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-20.46" calcext:value-type="float">
            <text:p>-20,46</text:p>
          </table:table-cell>
          <table:table-cell office:value-type="string" calcext:value-type="string">
            <text:p>Restaurant des bénévoles</text:p>
          </table:table-cell>
          <table:table-cell/>
          <table:table-cell table:formula="of:=[.G26]+[.C25]+[.D25]" office:value-type="float" office:value="3772.51" calcext:value-type="float">
            <text:p>3772,51</text:p>
          </table:table-cell>
          <table:table-cell table:style-name="ce176" office:value-type="date" office:date-value="2021-04-30" calcext:value-type="date">
            <text:p>30/04/21</text:p>
          </table:table-cell>
          <table:table-cell table:number-columns-repeated="2"/>
        </table:table-row>
        <table:table-row table:style-name="ro1">
          <table:table-cell office:value-type="date" office:date-value="2021-04-12" calcext:value-type="date">
            <text:p>12/04/21</text:p>
          </table:table-cell>
          <table:table-cell office:value-type="string" calcext:value-type="string">
            <text:p>Banque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27]+[.C26]+[.D26]" office:value-type="float" office:value="3792.97" calcext:value-type="float">
            <text:p>3792,97</text:p>
          </table:table-cell>
          <table:table-cell table:number-columns-repeated="3"/>
        </table:table-row>
        <table:table-row table:style-name="ro1">
          <table:table-cell office:value-type="date" office:date-value="2021-04-03" calcext:value-type="date">
            <text:p>03/04/21</text:p>
          </table:table-cell>
          <table:table-cell office:value-type="string" calcext:value-type="string">
            <text:p>Territori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Prestation de service OpenStreetMap (projet GoGoESS)</text:p>
          </table:table-cell>
          <table:table-cell/>
          <table:table-cell table:formula="of:=[.G29]+[.C27]+[.D27]" office:value-type="float" office:value="3803.59" calcext:value-type="float">
            <text:p>3803,59</text:p>
          </table:table-cell>
          <table:table-cell table:number-columns-repeated="3"/>
        </table:table-row>
        <table:table-row table:style-name="ro1">
          <table:table-cell office:value-type="date" office:date-value="2021-03-25" calcext:value-type="date">
            <text:p>25/03/21</text:p>
          </table:table-cell>
          <table:table-cell office:value-type="string" calcext:value-type="string">
            <text:p>NomDomaineCartOccaseOvh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9]+[.C28]+[.D28]" office:value-type="float" office:value="3273.75" calcext:value-type="float">
            <text:p>3273,75</text:p>
          </table:table-cell>
          <table:table-cell table:number-columns-repeated="3"/>
        </table:table-row>
        <table:table-row table:style-name="ro1"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NomDomaineCoReparationOvh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30]+[.C29]+[.D29]" office:value-type="float" office:value="3303.59" calcext:value-type="float">
            <text:p>3303,59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 LaGalerieDuZeroDechet</text:p>
          </table:table-cell>
          <table:table-cell/>
          <table:table-cell office:value-type="float" office:value="-36" calcext:value-type="float">
            <text:p>-36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1]+[.C30]+[.D30]" office:value-type="float" office:value="3343.81" calcext:value-type="float">
            <text:p>3343,81</text:p>
          </table:table-cell>
          <table:table-cell table:number-columns-repeated="3"/>
        </table:table-row>
        <table:table-row table:style-name="ro1">
          <table:table-cell office:value-type="date" office:date-value="2021-03-18" calcext:value-type="date">
            <text:p>18/03/21</text:p>
          </table:table-cell>
          <table:table-cell office:value-type="string" calcext:value-type="string">
            <text:p>AdhesionEcossolies</text:p>
          </table:table-cell>
          <table:table-cell/>
          <table:table-cell office:value-type="float" office:value="-61" calcext:value-type="float">
            <text:p>-61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2]+[.C31]+[.D31]" office:value-type="float" office:value="3379.81" calcext:value-type="float">
            <text:p>3379,81</text:p>
          </table:table-cell>
          <table:table-cell table:number-columns-repeated="3"/>
        </table:table-row>
        <table:table-row table:style-name="ro1">
          <table:table-cell office:value-type="date" office:date-value="2021-03-16" calcext:value-type="date">
            <text:p>16/03/21</text:p>
          </table:table-cell>
          <table:table-cell office:value-type="string" calcext:value-type="string">
            <text:p>AdhesionEcopole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33]+[.C32]+[.D32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COTISATION 2020 – VU10641SK5BRT30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Henrat</text:p>
          </table:table-cell>
          <table:table-cell table:formula="of:=[.G34]+[.C33]+[.D33]" office:value-type="float" office:value="3460.81" calcext:value-type="float">
            <text:p>3460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DERACHE CEDRIC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édric Derache</text:p>
          </table:table-cell>
          <table:table-cell table:formula="of:=[.G35]+[.C34]+[.D34]" office:value-type="float" office:value="3455.81" calcext:value-type="float">
            <text:p>3455,81</text:p>
          </table:table-cell>
          <table:table-cell table:number-columns-repeated="3"/>
        </table:table-row>
        <table:table-row table:style-name="ro1"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VIR M RENOULIN CHRISTI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  <table:table-cell table:formula="of:=[.G36]+[.C35]+[.D35]" office:value-type="float" office:value="3450.81" calcext:value-type="float">
            <text:p>3450,81</text:p>
          </table:table-cell>
          <table:table-cell table:number-columns-repeated="3"/>
        </table:table-row>
        <table:table-row table:style-name="ro1"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COTIS2021 – VU10423HBDF2ZN01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  <table:table-cell table:style-name="ce174" table:formula="of:=[.G37]+[.C36]+[.D36]" office:value-type="float" office:value="3445.81" calcext:value-type="float">
            <text:p>3445,81</text:p>
          </table:table-cell>
          <table:table-cell table:style-name="ce176" office:value-type="date" office:date-value="2021-03-01" calcext:value-type="date">
            <text:p>01/03/21</text:p>
          </table:table-cell>
          <table:table-cell table:number-columns-repeated="2"/>
        </table:table-row>
        <table:table-row table:style-name="ro1">
          <table:table-cell office:value-type="date" office:date-value="2021-02-10" calcext:value-type="date">
            <text:p>10/02/21</text:p>
          </table:table-cell>
          <table:table-cell office:value-type="string" calcext:value-type="string">
            <text:p>FACTURE SGT21361840001121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38]+[.C37]+[.D37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1">
          <table:table-cell office:value-type="date" office:date-value="2021-02-03" calcext:value-type="date">
            <text:p>03/02/21</text:p>
          </table:table-cell>
          <table:table-cell office:value-type="string" calcext:value-type="string">
            <text:p><text:s/>AVOIR COTIS EUROCOMPTE ASSOCIA. 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/>
          <table:table-cell table:formula="of:=[.G39]+[.C38]+[.D38]" office:value-type="float" office:value="3451.43" calcext:value-type="float">
            <text:p>3451,43</text:p>
          </table:table-cell>
          <table:table-cell table:number-columns-repeated="3"/>
        </table:table-row>
        <table:table-row table:style-name="ro1">
          <table:table-cell office:value-type="date" office:date-value="2021-01-15" calcext:value-type="date">
            <text:p>15/01/21</text:p>
          </table:table-cell>
          <table:table-cell office:value-type="string" calcext:value-type="string">
            <text:p>VIR ECOPOLE MP 0 DECHET</text:p>
          </table:table-cell>
          <table:table-cell office:value-type="float" office:value="346.67" calcext:value-type="float">
            <text:p>346,67</text:p>
          </table:table-cell>
          <table:table-cell/>
          <table:table-cell office:value-type="string" calcext:value-type="string">
            <text:p>Prestation SERD Nantes Métropole</text:p>
          </table:table-cell>
          <table:table-cell/>
          <table:table-cell table:style-name="ce174" table:formula="of:=[.G40]+[.C39]+[.D39]" office:value-type="float" office:value="3440.81" calcext:value-type="float">
            <text:p>3440,81</text:p>
          </table:table-cell>
          <table:table-cell table:number-columns-repeated="3"/>
        </table:table-row>
        <table:table-row table:style-name="ro4">
          <table:table-cell office:value-type="date" office:date-value="2021-01-11" calcext:value-type="date">
            <text:p>11/01/21</text:p>
          </table:table-cell>
          <table:table-cell office:value-type="string" calcext:value-type="string">
            <text:p>FACTURE SGT21361840000070</text:p>
            <text:p>DONT TVA 0,20EUR</text:p>
          </table:table-cell>
          <table:table-cell/>
          <table:table-cell office:value-type="float" office:value="-11.62" calcext:value-type="float">
            <text:p>-11,62</text:p>
          </table:table-cell>
          <table:table-cell office:value-type="string" calcext:value-type="string">
            <text:p>Frais bancaire</text:p>
          </table:table-cell>
          <table:table-cell/>
          <table:table-cell table:formula="of:=[.G41]+[.C40]+[.D40]" office:value-type="float" office:value="3094.14" calcext:value-type="float">
            <text:p>3094,14</text:p>
          </table:table-cell>
          <table:table-cell table:number-columns-repeated="3"/>
        </table:table-row>
        <table:table-row table:style-name="ro1">
          <table:table-cell office:value-type="date" office:date-value="2021-01-06" calcext:value-type="date">
            <text:p>06/01/21</text:p>
          </table:table-cell>
          <table:table-cell office:value-type="string" calcext:value-type="string">
            <text:p>AVOIR COTIS EUROCOMPTE ASSOCIA.</text:p>
          </table:table-cell>
          <table:table-cell office:value-type="float" office:value="10.62" calcext:value-type="float">
            <text:p>10,62</text:p>
          </table:table-cell>
          <table:table-cell/>
          <table:table-cell office:value-type="string" calcext:value-type="string">
            <text:p>Frais bancaire (avoir)</text:p>
          </table:table-cell>
          <table:table-cell table:style-name="ce120"/>
          <table:table-cell table:formula="of:=[.G42]+[.C41]+[.D41]" office:value-type="float" office:value="3105.76" calcext:value-type="float">
            <text:p>3105,76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41])" office:value-type="float" office:value="898.13" calcext:value-type="float">
            <text:p>898,13</text:p>
          </table:table-cell>
          <table:table-cell table:style-name="ce155" table:formula="of:=SUM([.D3:.D41])" office:value-type="float" office:value="-765.94" calcext:value-type="float">
            <text:p>-765,94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42]+([.C42]+[.D42])" office:value-type="float" office:value="3227.33" calcext:value-type="float">
            <text:p>3227,33</text:p>
          </table:table-cell>
          <table:table-cell table:style-name="ce175" office:value-type="float" office:value="3095.14" calcext:value-type="float">
            <text:p>3095,14</text:p>
          </table:table-cell>
          <table:table-cell table:style-name="ce176" office:value-type="date" office:date-value="2020-12-31" calcext:value-type="date">
            <text:p>31/12/20</text:p>
          </table:table-cell>
          <table:table-cell/>
          <table:table-cell table:formula="of:=[.C42]+[.D42]" office:value-type="float" office:value="132.19" calcext:value-type="float">
            <text:p>132,19</text:p>
          </table:table-cell>
        </table:table-row>
      </table:table>
      <table:table table:name="Synthèse 2022" table:style-name="ta1" table:print-ranges="'Synthèse 2022'.A1:'Synthèse 2022'.F41">
        <office:forms form:automatic-focus="false" form:apply-design-mode="false"/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4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2</text:p>
          </table:table-cell>
          <table:covered-table-cell table:number-columns-repeated="5" table:style-name="Default"/>
          <table:table-cell table:number-columns-repeated="4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4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string" calcext:value-type="string">
            <text:p>  FACTURE SGT22361840014147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4]+[.C3]+[.D3]" office:value-type="float" office:value="1530.53" calcext:value-type="float">
            <text:p>1530,53</text:p>
          </table:table-cell>
          <table:table-cell/>
          <table:table-cell office:value-type="float" office:value="1530.53" calcext:value-type="float">
            <text:p>1530,53</text:p>
          </table:table-cell>
          <table:table-cell/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office:value-type="string" calcext:value-type="string">
            <text:p>VIR REPAIR </text:p>
          </table:table-cell>
          <table:table-cell/>
          <table:table-cell office:value-type="float" office:value="-17.31" calcext:value-type="float">
            <text:p>-17,31</text:p>
          </table:table-cell>
          <table:table-cell/>
          <table:table-cell office:value-type="string" calcext:value-type="string">
            <text:p>FactureRepairCafe_BiscuitEtCafes_17euros31_vers_Christian_20221125.jpg</text:p>
          </table:table-cell>
          <table:table-cell table:formula="of:=[.G5]+[.C4]+[.D4]" office:value-type="float" office:value="1541.22" calcext:value-type="float">
            <text:p>1541,22</text:p>
          </table:table-cell>
          <table:table-cell table:number-columns-repeated="3"/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  FACTURE SGT22361840012825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6]+[.C5]+[.D5]" office:value-type="float" office:value="1558.53" calcext:value-type="float">
            <text:p>1558,53</text:p>
          </table:table-cell>
          <table:table-cell table:number-columns-repeated="3"/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office:value-type="string" calcext:value-type="string">
            <text:p>Détail 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7]+[.C6]+[.D6]" office:value-type="float" office:value="1569.22" calcext:value-type="float">
            <text:p>1569,22</text:p>
          </table:table-cell>
          <table:table-cell table:number-columns-repeated="3"/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office:value-type="string" calcext:value-type="string">
            <text:p>  PAIEMENT CB 0211 ROUBAIX 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851005_16euros78_vracanantes_zerodechetanantes_20221102.pdf</text:p>
          </table:table-cell>
          <table:table-cell table:formula="of:=[.G8]+[.C7]+[.D7]" office:value-type="float" office:value="1611.52" calcext:value-type="float">
            <text:p>1611,52</text:p>
          </table:table-cell>
          <table:table-cell table:number-columns-repeated="3"/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office:value-type="string" calcext:value-type="string">
            <text:p>  FACTURE SGT22361840011511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9]+[.C8]+[.D8]" office:value-type="float" office:value="1628.3" calcext:value-type="float">
            <text:p>1628,3</text:p>
          </table:table-cell>
          <table:table-cell table:number-columns-repeated="3"/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office:value-type="string" calcext:value-type="string">
            <text:p>  PAIEMENT CB 0210 ROUBAIX </text:p>
          </table:table-cell>
          <table:table-cell/>
          <table:table-cell office:value-type="float" office:value="-14.24" calcext:value-type="float">
            <text:p>-14,2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2179241_14euros24_emailpro_20221002.pdf</text:p>
          </table:table-cell>
          <table:table-cell table:formula="of:=[.G10]+[.C9]+[.D9]" office:value-type="float" office:value="1638.99" calcext:value-type="float">
            <text:p>1638,99</text:p>
          </table:table-cell>
          <table:table-cell table:number-columns-repeated="3"/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office:value-type="string" calcext:value-type="string">
            <text:p>VIR PRET MTAN VERS LGZD 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string" calcext:value-type="string">
            <text:p>Prêt</text:p>
          </table:table-cell>
          <table:table-cell/>
          <table:table-cell table:formula="of:=[.G11]+[.C10]+[.D10]" office:value-type="float" office:value="1653.23" calcext:value-type="float">
            <text:p>1653,23</text:p>
          </table:table-cell>
          <table:table-cell table:number-columns-repeated="3"/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  FACTURE SGT22361840010203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2]+[.C11]+[.D11]" office:value-type="float" office:value="2653.23" calcext:value-type="float">
            <text:p>2653,23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  FACTURE SGT22361840008900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3]+[.C12]+[.D12]" office:value-type="float" office:value="2663.92" calcext:value-type="float">
            <text:p>2663,92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14]+[.C13]+[.D13]" office:value-type="float" office:value="2674.54" calcext:value-type="float">
            <text:p>2674,54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office:value-type="string" calcext:value-type="string">
            <text:p>  PAIEMENT CB 0308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223138_8euros39_mieuxtrieranantes_20220701.pdf</text:p>
          </table:table-cell>
          <table:table-cell table:formula="of:=[.G15]+[.C14]+[.D14]" office:value-type="float" office:value="2716.84" calcext:value-type="float">
            <text:p>2716,84</text:p>
          </table:table-cell>
          <table:table-cell table:number-columns-repeated="3"/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string" calcext:value-type="string">
            <text:p>  FACTURE SGT22361840007576 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16]+[.C15]+[.D15]" office:value-type="float" office:value="2725.23" calcext:value-type="float">
            <text:p>2725,23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string" calcext:value-type="string">
            <text:p>  PAIEMENT CB 0207 ROUBAIX </text:p>
          </table:table-cell>
          <table:table-cell/>
          <table:table-cell office:value-type="float" office:value="-8.39" calcext:value-type="float">
            <text:p>-8,3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50854145_8euros39_coreparation_20220802.pdf</text:p>
          </table:table-cell>
          <table:table-cell table:formula="of:=[.G17]+[.C16]+[.D16]" office:value-type="float" office:value="2735.85" calcext:value-type="float">
            <text:p>2735,85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string" calcext:value-type="string">
            <text:p>VIR HEURES SUP LGZD MTAN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LaGalerieDuZeroDechet_F202209-70euros_HeuresSuppsMTAN.pdf</text:p>
          </table:table-cell>
          <table:table-cell table:formula="of:=[.G18]+[.C17]+[.D17]" office:value-type="float" office:value="2744.24" calcext:value-type="float">
            <text:p>2744,24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string" calcext:value-type="string">
            <text:p>VIR REPAIR CAFE REMBOURS REPAS</text:p>
          </table:table-cell>
          <table:table-cell/>
          <table:table-cell office:value-type="float" office:value="-14" calcext:value-type="float">
            <text:p>-14</text:p>
          </table:table-cell>
          <table:table-cell office:value-type="string" calcext:value-type="string">
            <text:p>Restaurant des bénévoles</text:p>
          </table:table-cell>
          <table:table-cell office:value-type="string" calcext:value-type="string">
            <text:p>FactureRepairCafe_Repas_14euros_vers_Christian_20220618.jpg</text:p>
          </table:table-cell>
          <table:table-cell table:formula="of:=[.G19]+[.C18]+[.D18]" office:value-type="float" office:value="2814.24" calcext:value-type="float">
            <text:p>2814,24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string" calcext:value-type="string">
            <text:p>FACTURE SGT2236184000626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0]+[.C19]+[.D19]" office:value-type="float" office:value="2828.24" calcext:value-type="float">
            <text:p>2828,24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string" calcext:value-type="string">
            <text:p>OPENSTREETMAP FR CARTE 89339787 10/</text:p>
          </table:table-cell>
          <table:table-cell/>
          <table:table-cell office:value-type="float" office:value="-10" calcext:value-type="float">
            <text:p>-10</text:p>
          </table:table-cell>
          <table:table-cell office:value-type="string" calcext:value-type="string">
            <text:p>Frais de colloques, séminaires, conférences</text:p>
          </table:table-cell>
          <table:table-cell office:value-type="string" calcext:value-type="string">
            <text:p>FatureStateOfTheMap_10euros_2juin2022.pdf</text:p>
          </table:table-cell>
          <table:table-cell table:formula="of:=[.G21]+[.C20]+[.D20]" office:value-type="float" office:value="2838.86" calcext:value-type="float">
            <text:p>2838,86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string" calcext:value-type="string">
            <text:p>PAIEMENT CB 0106 ROUBAIX</text:p>
          </table:table-cell>
          <table:table-cell/>
          <table:table-cell office:value-type="float" office:value="-28.51" calcext:value-type="float">
            <text:p>-28,5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2]+[.C21]+[.D21]" office:value-type="float" office:value="2848.86" calcext:value-type="float">
            <text:p>2848,8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string" calcext:value-type="string">
            <text:p>PAIEMENT CB 3105 ROUBAIX</text:p>
          </table:table-cell>
          <table:table-cell/>
          <table:table-cell office:value-type="float" office:value="-13.1" calcext:value-type="float">
            <text:p>-13,1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/>
          <table:table-cell table:formula="of:=[.G23]+[.C22]+[.D22]" office:value-type="float" office:value="2877.37" calcext:value-type="float">
            <text:p>2877,37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  FACTURE SGT22361840004949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4]+[.C23]+[.D23]" office:value-type="float" office:value="2890.47" calcext:value-type="float">
            <text:p>2890,47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string" calcext:value-type="string">
            <text:p>ASSOCIA 3</text:p>
          </table:table-cell>
          <table:table-cell office:value-type="float" office:value="33.97" calcext:value-type="float">
            <text:p>33,97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25]+[.C24]+[.D24]" office:value-type="float" office:value="2901.09" calcext:value-type="float">
            <text:p>2901,09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string" calcext:value-type="string">
            <text:p>MULTI ASSO 057000454 </text:p>
          </table:table-cell>
          <table:table-cell/>
          <table:table-cell office:value-type="float" office:value="-42.3" calcext:value-type="float">
            <text:p>-42,3</text:p>
          </table:table-cell>
          <table:table-cell office:value-type="string" calcext:value-type="string">
            <text:p>Assurance</text:p>
          </table:table-cell>
          <table:table-cell/>
          <table:table-cell table:formula="of:=[.G26]+[.C25]+[.D25]" office:value-type="float" office:value="2867.12" calcext:value-type="float">
            <text:p>2867,12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string" calcext:value-type="string">
            <text:p>  FACTURE SGT22361840003683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27]+[.C26]+[.D26]" office:value-type="float" office:value="2909.42" calcext:value-type="float">
            <text:p>2909,42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string" calcext:value-type="string">
            <text:p>HELLO ASSO Ecossolies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645429_60euros_Adhesions_Ecossolies.pdf</text:p>
          </table:table-cell>
          <table:table-cell table:formula="of:=[.G28]+[.C27]+[.D27]" office:value-type="float" office:value="2920.04" calcext:value-type="float">
            <text:p>292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HELLO ASSO LGZD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 office:value-type="string" calcext:value-type="string">
            <text:p>FactureHelloAsso_34218176_Adhesion_35euros_LaGalerieDuZeroDechet_20220318.pdf</text:p>
          </table:table-cell>
          <table:table-cell table:formula="of:=[.G29]+[.C28]+[.D28]" office:value-type="float" office:value="2980.04" calcext:value-type="float">
            <text:p>2980,04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 ASSO</text:p>
          </table:table-cell>
          <table:table-cell/>
          <table:table-cell office:value-type="float" office:value="-400" calcext:value-type="float">
            <text:p>-40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FactureHelloAsso_4218351_Don_400euros_vers_LaGalerieDuZeroDechet_20220318.pdf</text:p>
          </table:table-cell>
          <table:table-cell table:formula="of:=[.G30]+[.C29]+[.D29]" office:value-type="float" office:value="3015.04" calcext:value-type="float">
            <text:p>3015,04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string" calcext:value-type="string">
            <text:p>  FACTURE SGT22361840002404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1]+[.C30]+[.D30]" office:value-type="float" office:value="3415.04" calcext:value-type="float">
            <text:p>3415,0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string" calcext:value-type="string">
            <text:p>  PAIEMENT CB 2502 ROUBAIX </text:p>
          </table:table-cell>
          <table:table-cell/>
          <table:table-cell office:value-type="float" office:value="-40.22" calcext:value-type="float">
            <text:p>-40,22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R47050779_40euros22_coreparation_20220225.pdf</text:p>
          </table:table-cell>
          <table:table-cell table:formula="of:=[.G32]+[.C31]+[.D31]" office:value-type="float" office:value="3425.66" calcext:value-type="float">
            <text:p>3425,66</text:p>
          </table:table-cell>
          <table:table-cell table:number-columns-repeated="3"/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string" calcext:value-type="string">
            <text:p>  FACTURE SGT22361840001120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3]+[.C32]+[.D32]" office:value-type="float" office:value="3465.88" calcext:value-type="float">
            <text:p>3465,88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string" calcext:value-type="string">
            <text:p>ASSURANCE IARD</text:p>
          </table:table-cell>
          <table:table-cell/>
          <table:table-cell office:value-type="float" office:value="-48.21" calcext:value-type="float">
            <text:p>-48,21</text:p>
          </table:table-cell>
          <table:table-cell office:value-type="string" calcext:value-type="string">
            <text:p>Assurance</text:p>
          </table:table-cell>
          <table:table-cell/>
          <table:table-cell table:formula="of:=[.G34]+[.C33]+[.D33]" office:value-type="float" office:value="3476.5" calcext:value-type="float">
            <text:p>3476,5</text:p>
          </table:table-cell>
          <table:table-cell table:number-columns-repeated="3"/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string" calcext:value-type="string">
            <text:p>PRESTATION ECOPOLE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Prestation de service Ecopole</text:p>
          </table:table-cell>
          <table:table-cell/>
          <table:table-cell table:formula="of:=[.G35]+[.C34]+[.D34]" office:value-type="float" office:value="3524.71" calcext:value-type="float">
            <text:p>3524,71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string" calcext:value-type="string">
            <text:p>  FACTURE SGT22361840000067</text:p>
          </table:table-cell>
          <table:table-cell/>
          <table:table-cell office:value-type="float" office:value="-10.62" calcext:value-type="float">
            <text:p>-10,62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Banque</text:p>
          </table:table-cell>
          <table:table-cell table:formula="of:=[.G36]+[.C35]+[.D35]" office:value-type="float" office:value="3216.71" calcext:value-type="float">
            <text:p>3216,71</text:p>
          </table:table-cell>
          <table:table-cell table:style-name="ce176"/>
          <table:table-cell table:number-columns-repeated="2"/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string" calcext:value-type="string">
            <text:p>  PAIEMENT CB 0101 ROUBAIX </text:p>
          </table:table-cell>
          <table:table-cell/>
          <table:table-cell office:value-type="float" office:value="-29.84" calcext:value-type="float">
            <text:p>-29,84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FactureOvh_FR45633102_29euros84_cartoccase_20220101.pdf</text:p>
          </table:table-cell>
          <table:table-cell table:formula="of:=[.G37]+[.C36]+[.D36]" office:value-type="float" office:value="3227.33" calcext:value-type="float">
            <text:p>3227,33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G38]+[.C37]+[.D37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0"/>
          <table:table-cell table:formula="of:=[.G39]+[.C38]+[.D38]" office:value-type="float" office:value="3257.17" calcext:value-type="float">
            <text:p>3257,17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38])" office:value-type="float" office:value="341.97" calcext:value-type="float">
            <text:p>341,97</text:p>
          </table:table-cell>
          <table:table-cell table:style-name="ce155" table:formula="of:=SUM([.D3:.D38])" office:value-type="float" office:value="-2068.61" calcext:value-type="float">
            <text:p>-2068,61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39]+([.C39]+[.D39])" office:value-type="float" office:value="1530.53" calcext:value-type="float">
            <text:p>1530,53</text:p>
          </table:table-cell>
          <table:table-cell table:style-name="ce175" office:value-type="float" office:value="3257.17" calcext:value-type="float">
            <text:p>3257,17</text:p>
          </table:table-cell>
          <table:table-cell table:style-name="ce176" office:value-type="date" office:date-value="2021-12-31" calcext:value-type="date">
            <text:p>31/12/21</text:p>
          </table:table-cell>
          <table:table-cell/>
          <table:table-cell table:formula="of:=[.C39]+[.D39]" office:value-type="float" office:value="-1726.64" calcext:value-type="float">
            <text:p>-1726,64</text:p>
          </table:table-cell>
        </table:table-row>
      </table:table>
      <table:table table:name="Synthèse 2023" table:style-name="ta1" table:print-ranges="'Synthèse 2023'.A1:'Synthèse 2023'.F16">
        <office:forms form:automatic-focus="false" form:apply-design-mode="false"/>
        <table:table-column table:style-name="co4" table:default-cell-style-name="ce116"/>
        <table:table-column table:style-name="co17" table:default-cell-style-name="ce120"/>
        <table:table-column table:style-name="co18" table:default-cell-style-name="ce129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4" table:number-columns-repeated="3" table:default-cell-style-name="Default"/>
        <table:table-row table:style-name="ro1">
          <table:table-cell table:style-name="ce154" office:value-type="string" calcext:value-type="string" table:number-columns-spanned="6" table:number-rows-spanned="1">
            <text:p>Synthèse comptes 2023</text:p>
          </table:table-cell>
          <table:covered-table-cell table:number-columns-repeated="5" table:style-name="Default"/>
          <table:table-cell table:number-columns-repeated="3"/>
        </table:table-row>
        <table:table-row table:style-name="ro1">
          <table:table-cell table:style-name="ce115" office:value-type="string" calcext:value-type="string">
            <text:p>Date</text:p>
          </table:table-cell>
          <table:table-cell table:style-name="ce115" office:value-type="string" calcext:value-type="string">
            <text:p>Libellé</text:p>
          </table:table-cell>
          <table:table-cell table:style-name="ce115" office:value-type="string" calcext:value-type="string">
            <text:p>Crédit (€)</text:p>
          </table:table-cell>
          <table:table-cell table:style-name="ce115" office:value-type="string" calcext:value-type="string">
            <text:p>Débit (€)</text:p>
          </table:table-cell>
          <table:table-cell table:style-name="ce115" office:value-type="string" calcext:value-type="string">
            <text:p>Qualification</text:p>
          </table:table-cell>
          <table:table-cell table:style-name="ce115" office:value-type="string" calcext:value-type="string">
            <text:p>Commentaires</text:p>
          </table:table-cell>
          <table:table-cell table:number-columns-repeated="3"/>
        </table:table-row>
        <table:table-row table:style-name="ro1">
          <table:table-cell office:value-type="date" office:date-value="2023-04-10" calcext:value-type="date">
            <text:p>10/04/23</text:p>
          </table:table-cell>
          <table:table-cell office:value-type="string" calcext:value-type="string">
            <text:p>FACTURE SGT2336184000404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4]+[.C3]+[.D3]" office:value-type="float" office:value="2274.43" calcext:value-type="float">
            <text:p>2274,43</text:p>
          </table:table-cell>
          <table:table-cell/>
          <table:table-cell table:style-name="ce73"/>
        </table:table-row>
        <table:table-row table:style-name="ro1">
          <table:table-cell office:value-type="date" office:date-value="2023-03-26" calcext:value-type="date">
            <text:p>26/03/23</text:p>
          </table:table-cell>
          <table:table-cell office:value-type="string" calcext:value-type="string">
            <text:p>REMBOURSEMENT PRET LGZD VU30853M0VF9PL01 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Prêt</text:p>
          </table:table-cell>
          <table:table-cell office:value-type="string" calcext:value-type="string">
            <text:p>Remboursement 1000</text:p>
          </table:table-cell>
          <table:table-cell table:formula="of:=[.G5]+[.C4]+[.D4]" office:value-type="float" office:value="2285.12" calcext:value-type="float">
            <text:p>2285,12</text:p>
          </table:table-cell>
          <table:table-cell/>
          <table:table-cell table:style-name="ce74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ACHAT MACHINE A COUDRE 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string" calcext:value-type="string">
            <text:p>Achats de marchandises (équipement tablette)</text:p>
          </table:table-cell>
          <table:table-cell/>
          <table:table-cell table:formula="of:=[.G6]+[.C5]+[.D5]" office:value-type="float" office:value="1285.12" calcext:value-type="float">
            <text:p>1285,12</text:p>
          </table:table-cell>
          <table:table-cell/>
          <table:table-cell table:style-name="ce75"/>
        </table:table-row>
        <table:table-row table:style-name="ro1">
          <table:table-cell office:value-type="date" office:date-value="2023-03-24" calcext:value-type="date">
            <text:p>24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string" calcext:value-type="string">
            <text:p>Cotisation Ecopole, Ecosolies, LaGalerieDuZeroDechet</text:p>
          </table:table-cell>
          <table:table-cell/>
          <table:table-cell table:formula="of:=[.G7]+[.C6]+[.D6]" office:value-type="float" office:value="1335.12" calcext:value-type="float">
            <text:p>1335,12</text:p>
          </table:table-cell>
          <table:table-cell table:number-columns-repeated="2"/>
        </table:table-row>
        <table:table-row table:style-name="ro1">
          <table:table-cell office:value-type="date" office:date-value="2023-03-10" calcext:value-type="date">
            <text:p>10/03/23</text:p>
          </table:table-cell>
          <table:table-cell office:value-type="string" calcext:value-type="string">
            <text:p>FACTURE SGT23361840002726 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8]+[.C7]+[.D7]" office:value-type="float" office:value="1370.12" calcext:value-type="float">
            <text:p>1370,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9]+[.C8]+[.D8]" office:value-type="float" office:value="1380.81" calcext:value-type="float">
            <text:p>1380,81</text:p>
          </table:table-cell>
          <table:table-cell table:number-columns-repeated="2"/>
        </table:table-row>
        <table:table-row table:style-name="ro1">
          <table:table-cell office:value-type="date" office:date-value="2023-02-04" calcext:value-type="date">
            <text:p>04/02/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46.98" calcext:value-type="float">
            <text:p>-46,9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982951_46euros98_oreparation_20230204.pdf</text:p>
          </table:table-cell>
          <table:table-cell table:formula="of:=[.G10]+[.C9]+[.D9]" office:value-type="float" office:value="1391.5" calcext:value-type="float">
            <text:p>139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/2023</text:p>
          </table:table-cell>
          <table:table-cell office:value-type="string" calcext:value-type="string">
            <text:p>Assurance Crédit Mutuel</text:p>
          </table:table-cell>
          <table:table-cell/>
          <table:table-cell office:value-type="float" office:value="-50.02" calcext:value-type="float">
            <text:p>-50,02</text:p>
          </table:table-cell>
          <table:table-cell office:value-type="string" calcext:value-type="string">
            <text:p>Assurance</text:p>
          </table:table-cell>
          <table:table-cell/>
          <table:table-cell table:formula="of:=[.G11]+[.C10]+[.D10]" office:value-type="float" office:value="1438.48" calcext:value-type="float">
            <text:p>1438,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FACTURE</text:p>
          </table:table-cell>
          <table:table-cell/>
          <table:table-cell office:value-type="float" office:value="-10.69" calcext:value-type="float">
            <text:p>-10,69</text:p>
          </table:table-cell>
          <table:table-cell office:value-type="string" calcext:value-type="string">
            <text:p>Frais bancaire</text:p>
          </table:table-cell>
          <table:table-cell/>
          <table:table-cell table:formula="of:=[.G12]+[.C11]+[.D11]" office:value-type="float" office:value="1488.5" calcext:value-type="float">
            <text:p>1488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/2023</text:p>
          </table:table-cell>
          <table:table-cell office:value-type="string" calcext:value-type="string">
            <text:p>PAIEMENT CB 0101 ROUBAIX </text:p>
          </table:table-cell>
          <table:table-cell/>
          <table:table-cell office:value-type="float" office:value="-31.34" calcext:value-type="float">
            <text:p>-31,34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FactureOvh_Facture_FR54045182_31euros34_cartoccase_20230101.pdf</text:p>
          </table:table-cell>
          <table:table-cell table:formula="of:=[.G13]+[.C12]+[.D12]" office:value-type="float" office:value="1499.19" calcext:value-type="float">
            <text:p>1499,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20"/>
          <table:table-cell table:formula="of:=[.G14]+[.C13]+[.D13]" office:value-type="float" office:value="1530.53" calcext:value-type="float">
            <text:p>1530,53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28" office:value-type="string" calcext:value-type="string">
            <text:p>Total</text:p>
          </table:table-cell>
          <table:table-cell table:style-name="ce155" table:formula="of:=SUM([.C3:.C13])" office:value-type="float" office:value="1000" calcext:value-type="float">
            <text:p>1000</text:p>
          </table:table-cell>
          <table:table-cell table:style-name="ce155" table:formula="of:=SUM([.D3:.D13])" office:value-type="float" office:value="-256.1" calcext:value-type="float">
            <text:p>-256,1</text:p>
          </table:table-cell>
          <table:table-cell table:style-name="ce141" office:value-type="string" calcext:value-type="string">
            <text:p>Total en banque</text:p>
          </table:table-cell>
          <table:table-cell table:style-name="ce155" table:formula="of:=[.G14]+([.C14]+[.D14])" office:value-type="float" office:value="2274.43" calcext:value-type="float">
            <text:p>2274,43</text:p>
          </table:table-cell>
          <table:table-cell table:style-name="ce175" office:value-type="float" office:value="1530.53" calcext:value-type="float">
            <text:p>1530,53</text:p>
          </table:table-cell>
          <table:table-cell table:style-name="ce176" office:value-type="date" office:date-value="2022-12-31" calcext:value-type="date">
            <text:p>31/12/22</text:p>
          </table:table-cell>
          <table:table-cell/>
        </table:table-row>
      </table:table>
      <table:table table:name="Prévisionnel" table:style-name="ta1">
        <table:table-column table:style-name="co25" table:default-cell-style-name="ce178"/>
        <table:table-column table:style-name="co26" table:default-cell-style-name="ce181"/>
        <table:table-column table:style-name="co4" table:default-cell-style-name="ce181"/>
        <table:table-row table:style-name="ro1">
          <table:table-cell table:style-name="ce177" office:value-type="string" calcext:value-type="string" table:number-columns-spanned="3" table:number-rows-spanned="1">
            <text:p>Prévisionnel année 2021</text:p>
          </table:table-cell>
          <table:covered-table-cell table:number-columns-repeated="2" table:style-name="ce180"/>
        </table:table-row>
        <table:table-row table:style-name="ro9">
          <table:table-cell table:style-name="ce154"/>
          <table:table-cell table:style-name="Default" table:number-columns-repeated="2"/>
        </table:table-row>
        <table:table-row table:style-name="ro1">
          <table:table-cell table:style-name="ce154"/>
          <table:table-cell office:value-type="string" calcext:value-type="string">
            <text:p>Crédits</text:p>
          </table:table-cell>
          <table:table-cell office:value-type="string" calcext:value-type="string">
            <text:p>Débits</text:p>
          </table:table-cell>
        </table:table-row>
        <table:table-row table:style-name="ro1">
          <table:table-cell office:value-type="string" calcext:value-type="string">
            <text:p>Prestation de service Données Réemploi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Reversement Ecopole Prestation 2020</text:p>
          </table:table-cell>
          <table:table-cell office:value-type="float" office:value="346.67" calcext:value-type="float">
            <text:p>346,67</text:p>
          </table:table-cell>
          <table:table-cell/>
        </table:table-row>
        <table:table-row table:style-name="ro4">
          <table:table-cell office:value-type="string" calcext:value-type="string">
            <text:p>Prestation de service OpenStreetMap (projet GoGoESS)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Cotisation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Adhésion Ecopole</text:p>
          </table:table-cell>
          <table:table-cell/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Adhésion Ecossolies</text:p>
          </table:table-cell>
          <table:table-cell/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Adhésion La Galerie du Zéro Déchet</text:p>
          </table:table-cell>
          <table:table-cell/>
          <table:table-cell office:value-type="float" office:value="-35" calcext:value-type="float">
            <text:p>-35</text:p>
          </table:table-cell>
        </table:table-row>
        <table:table-row table:style-name="ro1">
          <table:table-cell office:value-type="string" calcext:value-type="string">
            <text:p>Achats images Cat’s Family (80 images)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4">
          <table:table-cell office:value-type="string" calcext:value-type="string">
            <text:p>Achat prestation communication (Facebook, …) autour de « Mieux trier à Nantes »</text:p>
          </table:table-cell>
          <table:table-cell/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<text:span text:style-name="T4">Achats </text:span><text:span text:style-name="T5">Droits AppleStore</text:span></text:p>
          </table:table-cell>
          <table:table-cell/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Achats domaines/hébergements OVH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Frais bancaires</text:p>
          </table:table-cell>
          <table:table-cell/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string" calcext:value-type="string">
            <text:p>Frais de déplacements</text:p>
          </table:table-cell>
          <table:table-cell/>
          <table:table-cell office:value-type="float" office:value="-102.47" calcext:value-type="float">
            <text:p>-102,47</text:p>
          </table:table-cell>
        </table:table-row>
        <table:table-row table:style-name="ro1">
          <table:table-cell office:value-type="string" calcext:value-type="string">
            <text:p>Frais de fonctionnements (sur factures)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string" calcext:value-type="string">
            <text:p>Divers (timbres, impression)</text:p>
          </table:table-cell>
          <table:table-cell/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éserve développements informatique</text:p>
          </table:table-cell>
          <table:table-cell/>
          <table:table-cell office:value-type="float" office:value="-450" calcext:value-type="float">
            <text:p>-450</text:p>
          </table:table-cell>
        </table:table-row>
        <table:table-row table:style-name="ro1">
          <table:table-cell table:style-name="ce179" office:value-type="string" calcext:value-type="string">
            <text:p>TOTAL</text:p>
          </table:table-cell>
          <table:table-cell table:style-name="ce179" table:formula="of:=SUM([.B4:.B19])" office:value-type="float" office:value="2276.67" calcext:value-type="float">
            <text:p>2276,67</text:p>
          </table:table-cell>
          <table:table-cell table:style-name="ce179" table:formula="of:=SUM([.C4:.C20])" office:value-type="float" office:value="-2276.47" calcext:value-type="float">
            <text:p>-2276,47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79" office:value-type="string" calcext:value-type="string">
            <text:p>Trésorerie :</text:p>
          </table:table-cell>
          <table:table-cell table:style-name="Default" table:number-columns-repeated="2"/>
        </table:table-row>
        <table:table-row table:style-name="ro1">
          <table:table-cell table:style-name="ce156" office:value-type="string" calcext:value-type="string">
            <text:p>au 28/03/2019 : </text:p>
          </table:table-cell>
          <table:table-cell table:style-name="Default" office:value-type="float" office:value="1924.88" calcext:value-type="float">
            <text:p>1924,8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21/01/2020 : </text:p>
          </table:table-cell>
          <table:table-cell table:style-name="Default" office:value-type="float" office:value="6432.58" calcext:value-type="float">
            <text:p>6432,58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1/2021 :</text:p>
          </table:table-cell>
          <table:table-cell table:style-name="Default" office:value-type="float" office:value="3095.14" calcext:value-type="float">
            <text:p>3095,14</text:p>
          </table:table-cell>
          <table:table-cell table:style-name="Default"/>
        </table:table-row>
        <table:table-row table:style-name="ro1">
          <table:table-cell table:style-name="ce156" office:value-type="string" calcext:value-type="string">
            <text:p>Au 01/03/2021 :</text:p>
          </table:table-cell>
          <table:table-cell table:style-name="Default" office:value-type="float" office:value="3445.81" calcext:value-type="float">
            <text:p>3445,81</text:p>
          </table:table-cell>
          <table:table-cell table:style-name="Default"/>
        </table:table-row>
      </table:table>
      <table:named-expressions/>
      <table:database-ranges>
        <table:database-range table:name="__Anonymous_Sheet_DB__8" table:target-range-address="'Synthèse 2020'.A2:'Synthèse 2020'.F41" table:display-filter-buttons="true" table:orientation="column">
          <table:filter>
            <table:filter-or>
              <table:filter-condition table:field-number="1" table:data-type="number" table:value="0" table:operator="&gt;"/>
              <table:filter-and>
                <table:filter-condition table:field-number="2" table:data-type="number" table:value="-0" table:operator="&lt;"/>
                <table:filter-condition table:field-number="3" table:value="Frais bancaire" table:operator="=">
                  <table:filter-set-item table:value="Frais bancaire"/>
                  <table:filter-set-item table:value="Frais bancaire (avoir)"/>
                </table:filter-condition>
              </table:filter-and>
            </table:filter-or>
          </table:filter>
        </table:database-range>
        <table:database-range table:name="__Anonymous_Sheet_DB__10" table:target-range-address="'Synthèse 2022'.A1:'Synthèse 2022'.J39" table:display-filter-buttons="true" table:orientation="column"/>
        <table:database-range table:name="__Anonymous_Sheet_DB__11" table:target-range-address="'Synthèse 2023'.A1:'Synthèse 2023'.J14" table:display-filter-buttons="true" table:orientation="column"/>
      </table:database-ranges>
      <table:data-pilot-tables>
        <table:data-pilot-table table:name="DataPilot1" table:application-data="" table:target-range-address="Crédits.A1:Crédits.B4" table:buttons="Crédits.A1" table:show-filter-button="false" table:drill-down-on-double-click="false">
          <table:source-cell-range table:cell-range-address="'Lignes bancaires'.A1:'Lignes bancaires'.F3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Ecopole, Ecosolies, LaGalerieDuZeroDechet" table:display="false" table:show-details="true"/>
                <table:data-pilot-member table:name="Frais bancaire" table:display="false" table:show-details="true"/>
                <table:data-pilot-member table:name="Frais de colloques, séminaires, conférences" table:display="false" table:show-details="true"/>
                <table:data-pilot-member table:name="Prestation de service Ecopole" table:display="true" table:show-details="true"/>
                <table:data-pilot-member table:name="Prêt 1000" table:display="false" table:show-details="true"/>
                <table:data-pilot-member table:name="Restaurant des bénévoles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33,97" table:display="true" table:show-details="true"/>
                <table:data-pilot-member table:name="30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2" table:buttons="Débits.A1" table:show-filter-button="false" table:drill-down-on-double-click="false">
          <table:source-cell-range table:cell-range-address="'Lignes bancaires'.A1:'Lignes bancaires'.F37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Frais de colloques, séminaires, conférences" table:display="true" table:show-details="true"/>
                <table:data-pilot-member table:name="Prestation de service Ecopole" table:display="true" table:show-details="true"/>
                <table:data-pilot-member table:name="Prêt 1000" table:display="true" table:show-details="true"/>
                <table:data-pilot-member table:name="Restaurant des bénévole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400" table:display="true" table:show-details="true"/>
                <table:data-pilot-member table:name="-70" table:display="true" table:show-details="true"/>
                <table:data-pilot-member table:name="-60" table:display="true" table:show-details="true"/>
                <table:data-pilot-member table:name="-48,21" table:display="true" table:show-details="true"/>
                <table:data-pilot-member table:name="-42,3" table:display="true" table:show-details="true"/>
                <table:data-pilot-member table:name="-40,22" table:display="true" table:show-details="true"/>
                <table:data-pilot-member table:name="-35" table:display="true" table:show-details="true"/>
                <table:data-pilot-member table:name="-29,84" table:display="true" table:show-details="true"/>
                <table:data-pilot-member table:name="-28,51" table:display="true" table:show-details="true"/>
                <table:data-pilot-member table:name="-17,31" table:display="true" table:show-details="true"/>
                <table:data-pilot-member table:name="-16,78" table:display="true" table:show-details="true"/>
                <table:data-pilot-member table:name="-14,24" table:display="true" table:show-details="true"/>
                <table:data-pilot-member table:name="-14" table:display="true" table:show-details="true"/>
                <table:data-pilot-member table:name="-13,1" table:display="true" table:show-details="true"/>
                <table:data-pilot-member table:name="-10,69" table:display="true" table:show-details="true"/>
                <table:data-pilot-member table:name="-10,62" table:display="true" table:show-details="true"/>
                <table:data-pilot-member table:name="-10" table:display="true" table:show-details="true"/>
                <table:data-pilot-member table:name="-8,3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Débits_2023.A1:Débits_2023.B8" table:buttons="Débits_2023.A1" table:show-filter-button="false" table:drill-down-on-double-click="false">
          <table:source-cell-range table:cell-range-address="'Lignes bancaires_2023'.A1:'Lignes bancaires_2023'.F44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ssurance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Cotisation Ecopole, Ecosolies, LaGalerieDuZeroDechet" table:display="true" table:show-details="true"/>
                <table:data-pilot-member table:name="Frais bancaire" table:display="true" table:show-details="true"/>
                <table:data-pilot-member table:name="" table:display="true" table:show-details="true"/>
                <table:data-pilot-member table:name="Achats de marchandises (équipement tablette)" table:display="true" table:show-details="true"/>
                <table:data-pilot-member table:name="Prêt 100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35" table:display="true" table:show-details="true"/>
                <table:data-pilot-member table:name="-10,69" table:display="true" table:show-details="true"/>
                <table:data-pilot-member table:name="" table:display="true" table:show-details="true"/>
                <table:data-pilot-member table:name="-50,02" table:display="true" table:show-details="true"/>
                <table:data-pilot-member table:name="-50" table:display="true" table:show-details="true"/>
                <table:data-pilot-member table:name="-46,98" table:display="true" table:show-details="true"/>
                <table:data-pilot-member table:name="-31,3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Crédits_2023.A1:Crédits_2023.B3" table:buttons="Crédits_2023.A1" table:show-filter-button="false" table:drill-down-on-double-click="false">
          <table:source-cell-range table:cell-range-address="'Lignes bancaires_2023'.A1:'Lignes bancaires_2023'.F24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Achats de marchandises (équipement tablette)" table:display="false" table:show-details="true"/>
                <table:data-pilot-member table:name="Assurance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Cotisation Ecopole, Ecosolies, LaGalerieDuZeroDechet" table:display="false" table:show-details="true"/>
                <table:data-pilot-member table:name="Frais bancaire" table:display="false" table:show-details="true"/>
                <table:data-pilot-member table:name="Prêt 1000" table:display="fals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number:min-decimal-places="2" number:min-integer-digits="1"/>
      <number:text>%</number:text>
    </number:percentage-style>
    <number:number-style style:name="N124P0" style:volatile="true">
      <number:number number:decimal-places="0" number:min-decimal-places="0" number:min-integer-digits="1" number:grouping="true"/>
      <number:text> €</number:text>
    </number:number-style>
    <number:number-style style:name="N12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€</number:text>
    </number:number-style>
    <number:number-style style:name="N12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 number:decimal-places="1"/>
    </number:time-style>
    <number:currency-style style:name="N15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 style:data-style-name="N2" text:time-value="17:07:40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28T16:48:23.805151756</meta:creation-date>
    <dc:date>2023-04-16T21:39:53.208000000</dc:date>
    <meta:editing-duration>P1DT11H28M4S</meta:editing-duration>
    <meta:editing-cycles>314</meta:editing-cycles>
    <meta:generator>LibreOffice/7.0.1.2$Windows_X86_64 LibreOffice_project/7cbcfc562f6eb6708b5ff7d7397325de9e764452</meta:generator>
    <meta:document-statistic meta:table-count="13" meta:cell-count="1809" meta:object-count="4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05cm" svg:y="0.171cm" svg:width="9.817cm" svg:height="7.336cm">
          <chart:coordinate-region svg:x="1.546cm" svg:y="0.172cm" svg:width="7.335cm" svg:height="7.33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291cm" svg:y="2.58cm" style:legend-expansion="high" chart:style-name="ch2"/>
        <chart:plot-area chart:style-name="ch3" table:cell-range-address="PivotChart" chart:data-source-has-labels="column" svg:x="0.364cm" svg:y="0.204cm" svg:width="5.563cm" svg:height="8.93cm">
          <chart:coordinate-region svg:x="0.364cm" svg:y="1.888cm" svg:width="5.563cm" svg:height="5.56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17.31">
                <text:p>-17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01cm" svg:height="10.238cm" xlink:href=".." xlink:type="simple" loext:data-pilot-source="DataPilot2" chart:class="chart:circle" chart:style-name="ch1">
        <chart:legend chart:legend-position="end" svg:x="6.291cm" svg:y="2.58cm" style:legend-expansion="high" chart:style-name="ch2"/>
        <chart:plot-area chart:style-name="ch3" table:cell-range-address="PivotChart" chart:data-source-has-labels="column" svg:x="0.364cm" svg:y="0.204cm" svg:width="5.563cm" svg:height="8.93cm">
          <chart:coordinate-region svg:x="0.364cm" svg:y="1.888cm" svg:width="5.563cm" svg:height="5.563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urance</text:p>
                <draw:g>
                  <svg:desc>PT@categories</svg:desc>
                </draw:g>
              </table:table-cell>
              <table:table-cell office:value-type="float" office:value="-204.95">
                <text:p>-204.9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29.63">
                <text:p>-129.63</text:p>
              </table:table-cell>
            </table:table-row>
            <table:table-row>
              <table:table-cell office:value-type="string">
                <text:p>Cotisation Ecopole, Ecosolies, LaGalerieDuZeroDechet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Don</text:p>
              </table:table-cell>
              <table:table-cell office:value-type="float" office:value="-400">
                <text:p>-40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127.72">
                <text:p>-127.72</text:p>
              </table:table-cell>
            </table:table-row>
            <table:table-row>
              <table:table-cell office:value-type="string">
                <text:p>Frais de colloques, séminaires, conférences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Restaurant des bénévoles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(vide)</text:p>
              </table:table-cell>
              <table:table-cell office:value-type="float" office:value="-17.31">
                <text:p>-17.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57cm" svg:height="8.578cm" xlink:href=".." xlink:type="simple" loext:data-pilot-source="DataPilot1" chart:class="chart:circle" chart:style-name="ch1">
        <chart:legend chart:legend-position="end" svg:x="10.427cm" svg:y="2.812cm" style:legend-expansion="high" chart:style-name="ch2"/>
        <chart:plot-area chart:style-name="ch3" table:cell-range-address="PivotChart" chart:data-source-has-labels="column" svg:x="0.305cm" svg:y="0.171cm" svg:width="9.817cm" svg:height="7.336cm">
          <chart:coordinate-region svg:x="1.546cm" svg:y="0.172cm" svg:width="7.335cm" svg:height="7.335cm"/>
          <chart:axis chart:dimension="x" chart:name="primary-x" chart:style-name="ch4" chartooo:axis-type="text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estation de service Ecopole</text:p>
                <draw:g>
                  <svg:desc>PT@categories</svg:desc>
                </draw:g>
              </table:table-cell>
              <table:table-cell office:value-type="float" office:value="341.97">
                <text:p>341.97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